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51" number:language="sk" number:country="SK" number:automatic-order="tru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1005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row table:style-name="ro1">
          <table:table-cell office:value-type="float" office:value="674488892" calcext:value-type="float">
            <text:p>674488892</text:p>
          </table:table-cell>
          <table:table-cell office:value-type="float" office:value="14" calcext:value-type="float">
            <text:p>14</text:p>
          </table:table-cell>
          <table:table-cell table:formula="of:=([.A1]/86400)+DATE(2000;1;1)" office:value-type="date" office:date-value="2021-05-16T14:01:32" calcext:value-type="date">
            <text:p>16.05.2021 14:01:32</text:p>
          </table:table-cell>
        </table:table-row>
        <table:table-row table:style-name="ro1">
          <table:table-cell office:value-type="float" office:value="674488895" calcext:value-type="float">
            <text:p>674488895</text:p>
          </table:table-cell>
          <table:table-cell office:value-type="float" office:value="7" calcext:value-type="float">
            <text:p>7</text:p>
          </table:table-cell>
          <table:table-cell table:formula="of:=([.A2]/86400)+DATE(2000;1;1)" office:value-type="date" office:date-value="2021-05-16T14:01:35" calcext:value-type="date">
            <text:p>16.05.2021 14:01:35</text:p>
          </table:table-cell>
        </table:table-row>
        <table:table-row table:style-name="ro1">
          <table:table-cell office:value-type="float" office:value="674489230" calcext:value-type="float">
            <text:p>674489230</text:p>
          </table:table-cell>
          <table:table-cell office:value-type="float" office:value="0" calcext:value-type="float">
            <text:p>0</text:p>
          </table:table-cell>
          <table:table-cell table:formula="of:=([.A3]/86400)+DATE(2000;1;1)" office:value-type="date" office:date-value="2021-05-16T14:07:10" calcext:value-type="date">
            <text:p>16.05.2021 14:07:10</text:p>
          </table:table-cell>
        </table:table-row>
        <table:table-row table:style-name="ro1">
          <table:table-cell office:value-type="float" office:value="674489233" calcext:value-type="float">
            <text:p>674489233</text:p>
          </table:table-cell>
          <table:table-cell office:value-type="float" office:value="1" calcext:value-type="float">
            <text:p>1</text:p>
          </table:table-cell>
          <table:table-cell table:formula="of:=([.A4]/86400)+DATE(2000;1;1)" office:value-type="date" office:date-value="2021-05-16T14:07:13" calcext:value-type="date">
            <text:p>16.05.2021 14:07:13</text:p>
          </table:table-cell>
        </table:table-row>
        <table:table-row table:style-name="ro1">
          <table:table-cell office:value-type="float" office:value="674489236" calcext:value-type="float">
            <text:p>674489236</text:p>
          </table:table-cell>
          <table:table-cell office:value-type="float" office:value="5165" calcext:value-type="float">
            <text:p>5165</text:p>
          </table:table-cell>
          <table:table-cell table:formula="of:=([.A5]/86400)+DATE(2000;1;1)" office:value-type="date" office:date-value="2021-05-16T14:07:16" calcext:value-type="date">
            <text:p>16.05.2021 14:07:16</text:p>
          </table:table-cell>
        </table:table-row>
        <table:table-row table:style-name="ro1">
          <table:table-cell office:value-type="float" office:value="674489239" calcext:value-type="float">
            <text:p>674489239</text:p>
          </table:table-cell>
          <table:table-cell office:value-type="float" office:value="-181" calcext:value-type="float">
            <text:p>-181</text:p>
          </table:table-cell>
          <table:table-cell table:formula="of:=([.A6]/86400)+DATE(2000;1;1)" office:value-type="date" office:date-value="2021-05-16T14:07:19" calcext:value-type="date">
            <text:p>16.05.2021 14:07:19</text:p>
          </table:table-cell>
        </table:table-row>
        <table:table-row table:style-name="ro1">
          <table:table-cell office:value-type="float" office:value="674489242" calcext:value-type="float">
            <text:p>674489242</text:p>
          </table:table-cell>
          <table:table-cell office:value-type="float" office:value="-139" calcext:value-type="float">
            <text:p>-139</text:p>
          </table:table-cell>
          <table:table-cell table:formula="of:=([.A7]/86400)+DATE(2000;1;1)" office:value-type="date" office:date-value="2021-05-16T14:07:22" calcext:value-type="date">
            <text:p>16.05.2021 14:07:22</text:p>
          </table:table-cell>
        </table:table-row>
        <table:table-row table:style-name="ro1">
          <table:table-cell office:value-type="float" office:value="674489245" calcext:value-type="float">
            <text:p>674489245</text:p>
          </table:table-cell>
          <table:table-cell office:value-type="float" office:value="-93" calcext:value-type="float">
            <text:p>-93</text:p>
          </table:table-cell>
          <table:table-cell table:formula="of:=([.A8]/86400)+DATE(2000;1;1)" office:value-type="date" office:date-value="2021-05-16T14:07:25" calcext:value-type="date">
            <text:p>16.05.2021 14:07:25</text:p>
          </table:table-cell>
        </table:table-row>
        <table:table-row table:style-name="ro1">
          <table:table-cell office:value-type="float" office:value="674489258" calcext:value-type="float">
            <text:p>674489258</text:p>
          </table:table-cell>
          <table:table-cell office:value-type="float" office:value="2" calcext:value-type="float">
            <text:p>2</text:p>
          </table:table-cell>
          <table:table-cell table:formula="of:=([.A9]/86400)+DATE(2000;1;1)" office:value-type="date" office:date-value="2021-05-16T14:07:38" calcext:value-type="date">
            <text:p>16.05.2021 14:07:38</text:p>
          </table:table-cell>
        </table:table-row>
        <table:table-row table:style-name="ro1">
          <table:table-cell office:value-type="float" office:value="674489261" calcext:value-type="float">
            <text:p>674489261</text:p>
          </table:table-cell>
          <table:table-cell office:value-type="float" office:value="5" calcext:value-type="float">
            <text:p>5</text:p>
          </table:table-cell>
          <table:table-cell table:formula="of:=([.A10]/86400)+DATE(2000;1;1)" office:value-type="date" office:date-value="2021-05-16T14:07:41" calcext:value-type="date">
            <text:p>16.05.2021 14:07:41</text:p>
          </table:table-cell>
        </table:table-row>
        <table:table-row table:style-name="ro1">
          <table:table-cell office:value-type="float" office:value="674489264" calcext:value-type="float">
            <text:p>674489264</text:p>
          </table:table-cell>
          <table:table-cell office:value-type="float" office:value="9" calcext:value-type="float">
            <text:p>9</text:p>
          </table:table-cell>
          <table:table-cell table:formula="of:=([.A11]/86400)+DATE(2000;1;1)" office:value-type="date" office:date-value="2021-05-16T14:07:44" calcext:value-type="date">
            <text:p>16.05.2021 14:07:44</text:p>
          </table:table-cell>
        </table:table-row>
        <table:table-row table:style-name="ro1">
          <table:table-cell office:value-type="float" office:value="674489267" calcext:value-type="float">
            <text:p>674489267</text:p>
          </table:table-cell>
          <table:table-cell office:value-type="float" office:value="28" calcext:value-type="float">
            <text:p>28</text:p>
          </table:table-cell>
          <table:table-cell table:formula="of:=([.A12]/86400)+DATE(2000;1;1)" office:value-type="date" office:date-value="2021-05-16T14:07:47" calcext:value-type="date">
            <text:p>16.05.2021 14:07:47</text:p>
          </table:table-cell>
        </table:table-row>
        <table:table-row table:style-name="ro1">
          <table:table-cell office:value-type="float" office:value="674489270" calcext:value-type="float">
            <text:p>674489270</text:p>
          </table:table-cell>
          <table:table-cell office:value-type="float" office:value="26" calcext:value-type="float">
            <text:p>26</text:p>
          </table:table-cell>
          <table:table-cell table:formula="of:=([.A13]/86400)+DATE(2000;1;1)" office:value-type="date" office:date-value="2021-05-16T14:07:50" calcext:value-type="date">
            <text:p>16.05.2021 14:07:50</text:p>
          </table:table-cell>
        </table:table-row>
        <table:table-row table:style-name="ro1">
          <table:table-cell office:value-type="float" office:value="674489273" calcext:value-type="float">
            <text:p>674489273</text:p>
          </table:table-cell>
          <table:table-cell office:value-type="float" office:value="33" calcext:value-type="float">
            <text:p>33</text:p>
          </table:table-cell>
          <table:table-cell table:formula="of:=([.A14]/86400)+DATE(2000;1;1)" office:value-type="date" office:date-value="2021-05-16T14:07:53" calcext:value-type="date">
            <text:p>16.05.2021 14:07:53</text:p>
          </table:table-cell>
        </table:table-row>
        <table:table-row table:style-name="ro1">
          <table:table-cell office:value-type="float" office:value="674489925" calcext:value-type="float">
            <text:p>674489925</text:p>
          </table:table-cell>
          <table:table-cell office:value-type="float" office:value="7" calcext:value-type="float">
            <text:p>7</text:p>
          </table:table-cell>
          <table:table-cell table:formula="of:=([.A15]/86400)+DATE(2000;1;1)" office:value-type="date" office:date-value="2021-05-16T14:18:45" calcext:value-type="date">
            <text:p>16.05.2021 14:18:45</text:p>
          </table:table-cell>
        </table:table-row>
        <table:table-row table:style-name="ro1">
          <table:table-cell office:value-type="float" office:value="674489928" calcext:value-type="float">
            <text:p>674489928</text:p>
          </table:table-cell>
          <table:table-cell office:value-type="float" office:value="-1" calcext:value-type="float">
            <text:p>-1</text:p>
          </table:table-cell>
          <table:table-cell table:formula="of:=([.A16]/86400)+DATE(2000;1;1)" office:value-type="date" office:date-value="2021-05-16T14:18:48" calcext:value-type="date">
            <text:p>16.05.2021 14:18:48</text:p>
          </table:table-cell>
        </table:table-row>
        <table:table-row table:style-name="ro1">
          <table:table-cell office:value-type="float" office:value="674489931" calcext:value-type="float">
            <text:p>674489931</text:p>
          </table:table-cell>
          <table:table-cell office:value-type="float" office:value="0" calcext:value-type="float">
            <text:p>0</text:p>
          </table:table-cell>
          <table:table-cell table:formula="of:=([.A17]/86400)+DATE(2000;1;1)" office:value-type="date" office:date-value="2021-05-16T14:18:51" calcext:value-type="date">
            <text:p>16.05.2021 14:18:51</text:p>
          </table:table-cell>
        </table:table-row>
        <table:table-row table:style-name="ro1">
          <table:table-cell office:value-type="float" office:value="674489934" calcext:value-type="float">
            <text:p>674489934</text:p>
          </table:table-cell>
          <table:table-cell office:value-type="float" office:value="0" calcext:value-type="float">
            <text:p>0</text:p>
          </table:table-cell>
          <table:table-cell table:formula="of:=([.A18]/86400)+DATE(2000;1;1)" office:value-type="date" office:date-value="2021-05-16T14:18:54" calcext:value-type="date">
            <text:p>16.05.2021 14:18:54</text:p>
          </table:table-cell>
        </table:table-row>
        <table:table-row table:style-name="ro1">
          <table:table-cell office:value-type="float" office:value="674489937" calcext:value-type="float">
            <text:p>674489937</text:p>
          </table:table-cell>
          <table:table-cell office:value-type="float" office:value="-2" calcext:value-type="float">
            <text:p>-2</text:p>
          </table:table-cell>
          <table:table-cell table:formula="of:=([.A19]/86400)+DATE(2000;1;1)" office:value-type="date" office:date-value="2021-05-16T14:18:57" calcext:value-type="date">
            <text:p>16.05.2021 14:18:57</text:p>
          </table:table-cell>
        </table:table-row>
        <table:table-row table:style-name="ro1">
          <table:table-cell office:value-type="float" office:value="674489940" calcext:value-type="float">
            <text:p>674489940</text:p>
          </table:table-cell>
          <table:table-cell office:value-type="float" office:value="-4" calcext:value-type="float">
            <text:p>-4</text:p>
          </table:table-cell>
          <table:table-cell table:formula="of:=([.A20]/86400)+DATE(2000;1;1)" office:value-type="date" office:date-value="2021-05-16T14:19:00" calcext:value-type="date">
            <text:p>16.05.2021 14:19:00</text:p>
          </table:table-cell>
        </table:table-row>
        <table:table-row table:style-name="ro1">
          <table:table-cell office:value-type="float" office:value="674492334" calcext:value-type="float">
            <text:p>674492334</text:p>
          </table:table-cell>
          <table:table-cell office:value-type="float" office:value="1" calcext:value-type="float">
            <text:p>1</text:p>
          </table:table-cell>
          <table:table-cell table:formula="of:=([.A21]/86400)+DATE(2000;1;1)" office:value-type="date" office:date-value="2021-05-16T14:58:54" calcext:value-type="date">
            <text:p>16.05.2021 14:58:54</text:p>
          </table:table-cell>
        </table:table-row>
        <table:table-row table:style-name="ro1">
          <table:table-cell office:value-type="float" office:value="674492337" calcext:value-type="float">
            <text:p>674492337</text:p>
          </table:table-cell>
          <table:table-cell office:value-type="float" office:value="-3" calcext:value-type="float">
            <text:p>-3</text:p>
          </table:table-cell>
          <table:table-cell table:formula="of:=([.A22]/86400)+DATE(2000;1;1)" office:value-type="date" office:date-value="2021-05-16T14:58:57" calcext:value-type="date">
            <text:p>16.05.2021 14:58:57</text:p>
          </table:table-cell>
        </table:table-row>
        <table:table-row table:style-name="ro1">
          <table:table-cell office:value-type="float" office:value="674492340" calcext:value-type="float">
            <text:p>674492340</text:p>
          </table:table-cell>
          <table:table-cell office:value-type="float" office:value="-13" calcext:value-type="float">
            <text:p>-13</text:p>
          </table:table-cell>
          <table:table-cell table:formula="of:=([.A23]/86400)+DATE(2000;1;1)" office:value-type="date" office:date-value="2021-05-16T14:59:00" calcext:value-type="date">
            <text:p>16.05.2021 14:59:00</text:p>
          </table:table-cell>
        </table:table-row>
        <table:table-row table:style-name="ro1">
          <table:table-cell office:value-type="float" office:value="674492343" calcext:value-type="float">
            <text:p>674492343</text:p>
          </table:table-cell>
          <table:table-cell office:value-type="float" office:value="-14" calcext:value-type="float">
            <text:p>-14</text:p>
          </table:table-cell>
          <table:table-cell table:formula="of:=([.A24]/86400)+DATE(2000;1;1)" office:value-type="date" office:date-value="2021-05-16T14:59:03" calcext:value-type="date">
            <text:p>16.05.2021 14:59:03</text:p>
          </table:table-cell>
        </table:table-row>
        <table:table-row table:style-name="ro1">
          <table:table-cell office:value-type="float" office:value="674492368" calcext:value-type="float">
            <text:p>674492368</text:p>
          </table:table-cell>
          <table:table-cell office:value-type="float" office:value="3" calcext:value-type="float">
            <text:p>3</text:p>
          </table:table-cell>
          <table:table-cell table:formula="of:=([.A25]/86400)+DATE(2000;1;1)" office:value-type="date" office:date-value="2021-05-16T14:59:28" calcext:value-type="date">
            <text:p>16.05.2021 14:59:28</text:p>
          </table:table-cell>
        </table:table-row>
        <table:table-row table:style-name="ro1">
          <table:table-cell office:value-type="float" office:value="674492371" calcext:value-type="float">
            <text:p>674492371</text:p>
          </table:table-cell>
          <table:table-cell office:value-type="float" office:value="-4" calcext:value-type="float">
            <text:p>-4</text:p>
          </table:table-cell>
          <table:table-cell table:formula="of:=([.A26]/86400)+DATE(2000;1;1)" office:value-type="date" office:date-value="2021-05-16T14:59:31" calcext:value-type="date">
            <text:p>16.05.2021 14:59:31</text:p>
          </table:table-cell>
        </table:table-row>
        <table:table-row table:style-name="ro1">
          <table:table-cell office:value-type="float" office:value="674492374" calcext:value-type="float">
            <text:p>674492374</text:p>
          </table:table-cell>
          <table:table-cell office:value-type="float" office:value="-4" calcext:value-type="float">
            <text:p>-4</text:p>
          </table:table-cell>
          <table:table-cell table:formula="of:=([.A27]/86400)+DATE(2000;1;1)" office:value-type="date" office:date-value="2021-05-16T14:59:34" calcext:value-type="date">
            <text:p>16.05.2021 14:59:34</text:p>
          </table:table-cell>
        </table:table-row>
        <table:table-row table:style-name="ro1">
          <table:table-cell office:value-type="float" office:value="674492377" calcext:value-type="float">
            <text:p>674492377</text:p>
          </table:table-cell>
          <table:table-cell office:value-type="float" office:value="0" calcext:value-type="float">
            <text:p>0</text:p>
          </table:table-cell>
          <table:table-cell table:formula="of:=([.A28]/86400)+DATE(2000;1;1)" office:value-type="date" office:date-value="2021-05-16T14:59:37" calcext:value-type="date">
            <text:p>16.05.2021 14:59:37</text:p>
          </table:table-cell>
        </table:table-row>
        <table:table-row table:style-name="ro1">
          <table:table-cell office:value-type="float" office:value="674492380" calcext:value-type="float">
            <text:p>674492380</text:p>
          </table:table-cell>
          <table:table-cell office:value-type="float" office:value="41" calcext:value-type="float">
            <text:p>41</text:p>
          </table:table-cell>
          <table:table-cell table:formula="of:=([.A29]/86400)+DATE(2000;1;1)" office:value-type="date" office:date-value="2021-05-16T14:59:40" calcext:value-type="date">
            <text:p>16.05.2021 14:59:40</text:p>
          </table:table-cell>
        </table:table-row>
        <table:table-row table:style-name="ro1">
          <table:table-cell office:value-type="float" office:value="674492383" calcext:value-type="float">
            <text:p>674492383</text:p>
          </table:table-cell>
          <table:table-cell office:value-type="float" office:value="-4" calcext:value-type="float">
            <text:p>-4</text:p>
          </table:table-cell>
          <table:table-cell table:formula="of:=([.A30]/86400)+DATE(2000;1;1)" office:value-type="date" office:date-value="2021-05-16T14:59:43" calcext:value-type="date">
            <text:p>16.05.2021 14:59:43</text:p>
          </table:table-cell>
        </table:table-row>
        <table:table-row table:style-name="ro1">
          <table:table-cell office:value-type="float" office:value="674492386" calcext:value-type="float">
            <text:p>674492386</text:p>
          </table:table-cell>
          <table:table-cell office:value-type="float" office:value="-6" calcext:value-type="float">
            <text:p>-6</text:p>
          </table:table-cell>
          <table:table-cell table:formula="of:=([.A31]/86400)+DATE(2000;1;1)" office:value-type="date" office:date-value="2021-05-16T14:59:46" calcext:value-type="date">
            <text:p>16.05.2021 14:59:46</text:p>
          </table:table-cell>
        </table:table-row>
        <table:table-row table:style-name="ro1">
          <table:table-cell office:value-type="float" office:value="674492389" calcext:value-type="float">
            <text:p>674492389</text:p>
          </table:table-cell>
          <table:table-cell office:value-type="float" office:value="-3" calcext:value-type="float">
            <text:p>-3</text:p>
          </table:table-cell>
          <table:table-cell table:formula="of:=([.A32]/86400)+DATE(2000;1;1)" office:value-type="date" office:date-value="2021-05-16T14:59:49" calcext:value-type="date">
            <text:p>16.05.2021 14:59:49</text:p>
          </table:table-cell>
        </table:table-row>
        <table:table-row table:style-name="ro1">
          <table:table-cell office:value-type="float" office:value="674492392" calcext:value-type="float">
            <text:p>674492392</text:p>
          </table:table-cell>
          <table:table-cell office:value-type="float" office:value="-1" calcext:value-type="float">
            <text:p>-1</text:p>
          </table:table-cell>
          <table:table-cell table:formula="of:=([.A33]/86400)+DATE(2000;1;1)" office:value-type="date" office:date-value="2021-05-16T14:59:52" calcext:value-type="date">
            <text:p>16.05.2021 14:59:52</text:p>
          </table:table-cell>
        </table:table-row>
        <table:table-row table:style-name="ro1">
          <table:table-cell office:value-type="float" office:value="674495318" calcext:value-type="float">
            <text:p>674495318</text:p>
          </table:table-cell>
          <table:table-cell office:value-type="float" office:value="15" calcext:value-type="float">
            <text:p>15</text:p>
          </table:table-cell>
          <table:table-cell table:formula="of:=([.A34]/86400)+DATE(2000;1;1)" office:value-type="date" office:date-value="2021-05-16T15:48:38" calcext:value-type="date">
            <text:p>16.05.2021 15:48:38</text:p>
          </table:table-cell>
        </table:table-row>
        <table:table-row table:style-name="ro1">
          <table:table-cell office:value-type="float" office:value="674495321" calcext:value-type="float">
            <text:p>674495321</text:p>
          </table:table-cell>
          <table:table-cell office:value-type="float" office:value="-41" calcext:value-type="float">
            <text:p>-41</text:p>
          </table:table-cell>
          <table:table-cell table:formula="of:=([.A35]/86400)+DATE(2000;1;1)" office:value-type="date" office:date-value="2021-05-16T15:48:41" calcext:value-type="date">
            <text:p>16.05.2021 15:48:41</text:p>
          </table:table-cell>
        </table:table-row>
        <table:table-row table:style-name="ro1">
          <table:table-cell office:value-type="float" office:value="674495324" calcext:value-type="float">
            <text:p>674495324</text:p>
          </table:table-cell>
          <table:table-cell office:value-type="float" office:value="-32" calcext:value-type="float">
            <text:p>-32</text:p>
          </table:table-cell>
          <table:table-cell table:formula="of:=([.A36]/86400)+DATE(2000;1;1)" office:value-type="date" office:date-value="2021-05-16T15:48:44" calcext:value-type="date">
            <text:p>16.05.2021 15:48:44</text:p>
          </table:table-cell>
        </table:table-row>
        <table:table-row table:style-name="ro1">
          <table:table-cell office:value-type="float" office:value="674495327" calcext:value-type="float">
            <text:p>674495327</text:p>
          </table:table-cell>
          <table:table-cell office:value-type="float" office:value="-33" calcext:value-type="float">
            <text:p>-33</text:p>
          </table:table-cell>
          <table:table-cell table:formula="of:=([.A37]/86400)+DATE(2000;1;1)" office:value-type="date" office:date-value="2021-05-16T15:48:47" calcext:value-type="date">
            <text:p>16.05.2021 15:48:47</text:p>
          </table:table-cell>
        </table:table-row>
        <table:table-row table:style-name="ro1">
          <table:table-cell office:value-type="float" office:value="674495330" calcext:value-type="float">
            <text:p>674495330</text:p>
          </table:table-cell>
          <table:table-cell office:value-type="float" office:value="-34" calcext:value-type="float">
            <text:p>-34</text:p>
          </table:table-cell>
          <table:table-cell table:formula="of:=([.A38]/86400)+DATE(2000;1;1)" office:value-type="date" office:date-value="2021-05-16T15:48:50" calcext:value-type="date">
            <text:p>16.05.2021 15:48:50</text:p>
          </table:table-cell>
        </table:table-row>
        <table:table-row table:style-name="ro1">
          <table:table-cell office:value-type="float" office:value="674495449" calcext:value-type="float">
            <text:p>674495449</text:p>
          </table:table-cell>
          <table:table-cell office:value-type="float" office:value="-29" calcext:value-type="float">
            <text:p>-29</text:p>
          </table:table-cell>
          <table:table-cell table:formula="of:=([.A39]/86400)+DATE(2000;1;1)" office:value-type="date" office:date-value="2021-05-16T15:50:49" calcext:value-type="date">
            <text:p>16.05.2021 15:50:49</text:p>
          </table:table-cell>
        </table:table-row>
        <table:table-row table:style-name="ro1">
          <table:table-cell office:value-type="float" office:value="674495452" calcext:value-type="float">
            <text:p>674495452</text:p>
          </table:table-cell>
          <table:table-cell office:value-type="float" office:value="-24" calcext:value-type="float">
            <text:p>-24</text:p>
          </table:table-cell>
          <table:table-cell table:formula="of:=([.A40]/86400)+DATE(2000;1;1)" office:value-type="date" office:date-value="2021-05-16T15:50:52" calcext:value-type="date">
            <text:p>16.05.2021 15:50:52</text:p>
          </table:table-cell>
        </table:table-row>
        <table:table-row table:style-name="ro1">
          <table:table-cell office:value-type="float" office:value="674495455" calcext:value-type="float">
            <text:p>674495455</text:p>
          </table:table-cell>
          <table:table-cell office:value-type="float" office:value="-26" calcext:value-type="float">
            <text:p>-26</text:p>
          </table:table-cell>
          <table:table-cell table:formula="of:=([.A41]/86400)+DATE(2000;1;1)" office:value-type="date" office:date-value="2021-05-16T15:50:55" calcext:value-type="date">
            <text:p>16.05.2021 15:50:55</text:p>
          </table:table-cell>
        </table:table-row>
        <table:table-row table:style-name="ro1">
          <table:table-cell office:value-type="float" office:value="674495458" calcext:value-type="float">
            <text:p>674495458</text:p>
          </table:table-cell>
          <table:table-cell office:value-type="float" office:value="-24" calcext:value-type="float">
            <text:p>-24</text:p>
          </table:table-cell>
          <table:table-cell table:formula="of:=([.A42]/86400)+DATE(2000;1;1)" office:value-type="date" office:date-value="2021-05-16T15:50:58" calcext:value-type="date">
            <text:p>16.05.2021 15:50:58</text:p>
          </table:table-cell>
        </table:table-row>
        <table:table-row table:style-name="ro1">
          <table:table-cell office:value-type="float" office:value="674495464" calcext:value-type="float">
            <text:p>674495464</text:p>
          </table:table-cell>
          <table:table-cell office:value-type="float" office:value="-48" calcext:value-type="float">
            <text:p>-48</text:p>
          </table:table-cell>
          <table:table-cell table:formula="of:=([.A43]/86400)+DATE(2000;1;1)" office:value-type="date" office:date-value="2021-05-16T15:51:04" calcext:value-type="date">
            <text:p>16.05.2021 15:51:04</text:p>
          </table:table-cell>
        </table:table-row>
        <table:table-row table:style-name="ro1">
          <table:table-cell office:value-type="float" office:value="674495470" calcext:value-type="float">
            <text:p>674495470</text:p>
          </table:table-cell>
          <table:table-cell office:value-type="float" office:value="-48" calcext:value-type="float">
            <text:p>-48</text:p>
          </table:table-cell>
          <table:table-cell table:formula="of:=([.A44]/86400)+DATE(2000;1;1)" office:value-type="date" office:date-value="2021-05-16T15:51:10" calcext:value-type="date">
            <text:p>16.05.2021 15:51:10</text:p>
          </table:table-cell>
        </table:table-row>
        <table:table-row table:style-name="ro1">
          <table:table-cell office:value-type="float" office:value="674495473" calcext:value-type="float">
            <text:p>674495473</text:p>
          </table:table-cell>
          <table:table-cell office:value-type="float" office:value="-41" calcext:value-type="float">
            <text:p>-41</text:p>
          </table:table-cell>
          <table:table-cell table:formula="of:=([.A45]/86400)+DATE(2000;1;1)" office:value-type="date" office:date-value="2021-05-16T15:51:13" calcext:value-type="date">
            <text:p>16.05.2021 15:51:13</text:p>
          </table:table-cell>
        </table:table-row>
        <table:table-row table:style-name="ro1">
          <table:table-cell office:value-type="float" office:value="674495476" calcext:value-type="float">
            <text:p>674495476</text:p>
          </table:table-cell>
          <table:table-cell office:value-type="float" office:value="-56" calcext:value-type="float">
            <text:p>-56</text:p>
          </table:table-cell>
          <table:table-cell table:formula="of:=([.A46]/86400)+DATE(2000;1;1)" office:value-type="date" office:date-value="2021-05-16T15:51:16" calcext:value-type="date">
            <text:p>16.05.2021 15:51:16</text:p>
          </table:table-cell>
        </table:table-row>
        <table:table-row table:style-name="ro1">
          <table:table-cell office:value-type="float" office:value="674495479" calcext:value-type="float">
            <text:p>674495479</text:p>
          </table:table-cell>
          <table:table-cell office:value-type="float" office:value="-58" calcext:value-type="float">
            <text:p>-58</text:p>
          </table:table-cell>
          <table:table-cell table:formula="of:=([.A47]/86400)+DATE(2000;1;1)" office:value-type="date" office:date-value="2021-05-16T15:51:19" calcext:value-type="date">
            <text:p>16.05.2021 15:51:19</text:p>
          </table:table-cell>
        </table:table-row>
        <table:table-row table:style-name="ro1">
          <table:table-cell office:value-type="float" office:value="674495482" calcext:value-type="float">
            <text:p>674495482</text:p>
          </table:table-cell>
          <table:table-cell office:value-type="float" office:value="-59" calcext:value-type="float">
            <text:p>-59</text:p>
          </table:table-cell>
          <table:table-cell table:formula="of:=([.A48]/86400)+DATE(2000;1;1)" office:value-type="date" office:date-value="2021-05-16T15:51:22" calcext:value-type="date">
            <text:p>16.05.2021 15:51:22</text:p>
          </table:table-cell>
        </table:table-row>
        <table:table-row table:style-name="ro1">
          <table:table-cell office:value-type="float" office:value="674495485" calcext:value-type="float">
            <text:p>674495485</text:p>
          </table:table-cell>
          <table:table-cell office:value-type="float" office:value="-54" calcext:value-type="float">
            <text:p>-54</text:p>
          </table:table-cell>
          <table:table-cell table:formula="of:=([.A49]/86400)+DATE(2000;1;1)" office:value-type="date" office:date-value="2021-05-16T15:51:25" calcext:value-type="date">
            <text:p>16.05.2021 15:51:25</text:p>
          </table:table-cell>
        </table:table-row>
        <table:table-row table:style-name="ro1">
          <table:table-cell office:value-type="float" office:value="674495488" calcext:value-type="float">
            <text:p>674495488</text:p>
          </table:table-cell>
          <table:table-cell office:value-type="float" office:value="-54" calcext:value-type="float">
            <text:p>-54</text:p>
          </table:table-cell>
          <table:table-cell table:formula="of:=([.A50]/86400)+DATE(2000;1;1)" office:value-type="date" office:date-value="2021-05-16T15:51:28" calcext:value-type="date">
            <text:p>16.05.2021 15:51:28</text:p>
          </table:table-cell>
        </table:table-row>
        <table:table-row table:style-name="ro1">
          <table:table-cell office:value-type="float" office:value="674495491" calcext:value-type="float">
            <text:p>674495491</text:p>
          </table:table-cell>
          <table:table-cell office:value-type="float" office:value="-58" calcext:value-type="float">
            <text:p>-58</text:p>
          </table:table-cell>
          <table:table-cell table:formula="of:=([.A51]/86400)+DATE(2000;1;1)" office:value-type="date" office:date-value="2021-05-16T15:51:31" calcext:value-type="date">
            <text:p>16.05.2021 15:51:31</text:p>
          </table:table-cell>
        </table:table-row>
        <table:table-row table:style-name="ro1">
          <table:table-cell office:value-type="float" office:value="674495494" calcext:value-type="float">
            <text:p>674495494</text:p>
          </table:table-cell>
          <table:table-cell office:value-type="float" office:value="-58" calcext:value-type="float">
            <text:p>-58</text:p>
          </table:table-cell>
          <table:table-cell table:formula="of:=([.A52]/86400)+DATE(2000;1;1)" office:value-type="date" office:date-value="2021-05-16T15:51:34" calcext:value-type="date">
            <text:p>16.05.2021 15:51:34</text:p>
          </table:table-cell>
        </table:table-row>
        <table:table-row table:style-name="ro1">
          <table:table-cell office:value-type="float" office:value="674495497" calcext:value-type="float">
            <text:p>674495497</text:p>
          </table:table-cell>
          <table:table-cell office:value-type="float" office:value="-51" calcext:value-type="float">
            <text:p>-51</text:p>
          </table:table-cell>
          <table:table-cell table:formula="of:=([.A53]/86400)+DATE(2000;1;1)" office:value-type="date" office:date-value="2021-05-16T15:51:37" calcext:value-type="date">
            <text:p>16.05.2021 15:51:37</text:p>
          </table:table-cell>
        </table:table-row>
        <table:table-row table:style-name="ro1">
          <table:table-cell office:value-type="float" office:value="674495500" calcext:value-type="float">
            <text:p>674495500</text:p>
          </table:table-cell>
          <table:table-cell office:value-type="float" office:value="-64" calcext:value-type="float">
            <text:p>-64</text:p>
          </table:table-cell>
          <table:table-cell table:formula="of:=([.A54]/86400)+DATE(2000;1;1)" office:value-type="date" office:date-value="2021-05-16T15:51:40" calcext:value-type="date">
            <text:p>16.05.2021 15:51:40</text:p>
          </table:table-cell>
        </table:table-row>
        <table:table-row table:style-name="ro1">
          <table:table-cell office:value-type="float" office:value="674495503" calcext:value-type="float">
            <text:p>674495503</text:p>
          </table:table-cell>
          <table:table-cell office:value-type="float" office:value="-60" calcext:value-type="float">
            <text:p>-60</text:p>
          </table:table-cell>
          <table:table-cell table:formula="of:=([.A55]/86400)+DATE(2000;1;1)" office:value-type="date" office:date-value="2021-05-16T15:51:43" calcext:value-type="date">
            <text:p>16.05.2021 15:51:43</text:p>
          </table:table-cell>
        </table:table-row>
        <table:table-row table:style-name="ro1">
          <table:table-cell office:value-type="float" office:value="674495506" calcext:value-type="float">
            <text:p>674495506</text:p>
          </table:table-cell>
          <table:table-cell office:value-type="float" office:value="-67" calcext:value-type="float">
            <text:p>-67</text:p>
          </table:table-cell>
          <table:table-cell table:formula="of:=([.A56]/86400)+DATE(2000;1;1)" office:value-type="date" office:date-value="2021-05-16T15:51:46" calcext:value-type="date">
            <text:p>16.05.2021 15:51:46</text:p>
          </table:table-cell>
        </table:table-row>
        <table:table-row table:style-name="ro1">
          <table:table-cell office:value-type="float" office:value="674495509" calcext:value-type="float">
            <text:p>674495509</text:p>
          </table:table-cell>
          <table:table-cell office:value-type="float" office:value="-65" calcext:value-type="float">
            <text:p>-65</text:p>
          </table:table-cell>
          <table:table-cell table:formula="of:=([.A57]/86400)+DATE(2000;1;1)" office:value-type="date" office:date-value="2021-05-16T15:51:49" calcext:value-type="date">
            <text:p>16.05.2021 15:51:49</text:p>
          </table:table-cell>
        </table:table-row>
        <table:table-row table:style-name="ro1">
          <table:table-cell office:value-type="float" office:value="674495512" calcext:value-type="float">
            <text:p>674495512</text:p>
          </table:table-cell>
          <table:table-cell office:value-type="float" office:value="-35" calcext:value-type="float">
            <text:p>-35</text:p>
          </table:table-cell>
          <table:table-cell table:formula="of:=([.A58]/86400)+DATE(2000;1;1)" office:value-type="date" office:date-value="2021-05-16T15:51:52" calcext:value-type="date">
            <text:p>16.05.2021 15:51:52</text:p>
          </table:table-cell>
        </table:table-row>
        <table:table-row table:style-name="ro1">
          <table:table-cell office:value-type="float" office:value="674495515" calcext:value-type="float">
            <text:p>674495515</text:p>
          </table:table-cell>
          <table:table-cell office:value-type="float" office:value="-6" calcext:value-type="float">
            <text:p>-6</text:p>
          </table:table-cell>
          <table:table-cell table:formula="of:=([.A59]/86400)+DATE(2000;1;1)" office:value-type="date" office:date-value="2021-05-16T15:51:55" calcext:value-type="date">
            <text:p>16.05.2021 15:51:55</text:p>
          </table:table-cell>
        </table:table-row>
        <table:table-row table:style-name="ro1">
          <table:table-cell office:value-type="float" office:value="674495518" calcext:value-type="float">
            <text:p>674495518</text:p>
          </table:table-cell>
          <table:table-cell office:value-type="float" office:value="20" calcext:value-type="float">
            <text:p>20</text:p>
          </table:table-cell>
          <table:table-cell table:formula="of:=([.A60]/86400)+DATE(2000;1;1)" office:value-type="date" office:date-value="2021-05-16T15:51:58" calcext:value-type="date">
            <text:p>16.05.2021 15:51:58</text:p>
          </table:table-cell>
        </table:table-row>
        <table:table-row table:style-name="ro1">
          <table:table-cell office:value-type="float" office:value="674495521" calcext:value-type="float">
            <text:p>674495521</text:p>
          </table:table-cell>
          <table:table-cell office:value-type="float" office:value="194" calcext:value-type="float">
            <text:p>194</text:p>
          </table:table-cell>
          <table:table-cell table:formula="of:=([.A61]/86400)+DATE(2000;1;1)" office:value-type="date" office:date-value="2021-05-16T15:52:01" calcext:value-type="date">
            <text:p>16.05.2021 15:52:01</text:p>
          </table:table-cell>
        </table:table-row>
        <table:table-row table:style-name="ro1">
          <table:table-cell office:value-type="float" office:value="674495524" calcext:value-type="float">
            <text:p>674495524</text:p>
          </table:table-cell>
          <table:table-cell office:value-type="float" office:value="46" calcext:value-type="float">
            <text:p>46</text:p>
          </table:table-cell>
          <table:table-cell table:formula="of:=([.A62]/86400)+DATE(2000;1;1)" office:value-type="date" office:date-value="2021-05-16T15:52:04" calcext:value-type="date">
            <text:p>16.05.2021 15:52:04</text:p>
          </table:table-cell>
        </table:table-row>
        <table:table-row table:style-name="ro1">
          <table:table-cell office:value-type="float" office:value="674495527" calcext:value-type="float">
            <text:p>674495527</text:p>
          </table:table-cell>
          <table:table-cell office:value-type="float" office:value="221" calcext:value-type="float">
            <text:p>221</text:p>
          </table:table-cell>
          <table:table-cell table:formula="of:=([.A63]/86400)+DATE(2000;1;1)" office:value-type="date" office:date-value="2021-05-16T15:52:07" calcext:value-type="date">
            <text:p>16.05.2021 15:52:07</text:p>
          </table:table-cell>
        </table:table-row>
        <table:table-row table:style-name="ro1">
          <table:table-cell office:value-type="float" office:value="674495544" calcext:value-type="float">
            <text:p>674495544</text:p>
          </table:table-cell>
          <table:table-cell office:value-type="float" office:value="-3" calcext:value-type="float">
            <text:p>-3</text:p>
          </table:table-cell>
          <table:table-cell table:formula="of:=([.A64]/86400)+DATE(2000;1;1)" office:value-type="date" office:date-value="2021-05-16T15:52:24" calcext:value-type="date">
            <text:p>16.05.2021 15:52:24</text:p>
          </table:table-cell>
        </table:table-row>
        <table:table-row table:style-name="ro1">
          <table:table-cell office:value-type="float" office:value="674495547" calcext:value-type="float">
            <text:p>674495547</text:p>
          </table:table-cell>
          <table:table-cell office:value-type="float" office:value="603" calcext:value-type="float">
            <text:p>603</text:p>
          </table:table-cell>
          <table:table-cell table:formula="of:=([.A65]/86400)+DATE(2000;1;1)" office:value-type="date" office:date-value="2021-05-16T15:52:27" calcext:value-type="date">
            <text:p>16.05.2021 15:52:27</text:p>
          </table:table-cell>
        </table:table-row>
        <table:table-row table:style-name="ro1">
          <table:table-cell office:value-type="float" office:value="674495550" calcext:value-type="float">
            <text:p>674495550</text:p>
          </table:table-cell>
          <table:table-cell office:value-type="float" office:value="1205" calcext:value-type="float">
            <text:p>1205</text:p>
          </table:table-cell>
          <table:table-cell table:formula="of:=([.A66]/86400)+DATE(2000;1;1)" office:value-type="date" office:date-value="2021-05-16T15:52:30" calcext:value-type="date">
            <text:p>16.05.2021 15:52:30</text:p>
          </table:table-cell>
        </table:table-row>
        <table:table-row table:style-name="ro1">
          <table:table-cell office:value-type="float" office:value="674495553" calcext:value-type="float">
            <text:p>674495553</text:p>
          </table:table-cell>
          <table:table-cell office:value-type="float" office:value="406" calcext:value-type="float">
            <text:p>406</text:p>
          </table:table-cell>
          <table:table-cell table:formula="of:=([.A67]/86400)+DATE(2000;1;1)" office:value-type="date" office:date-value="2021-05-16T15:52:33" calcext:value-type="date">
            <text:p>16.05.2021 15:52:33</text:p>
          </table:table-cell>
        </table:table-row>
        <table:table-row table:style-name="ro1">
          <table:table-cell office:value-type="float" office:value="674495556" calcext:value-type="float">
            <text:p>674495556</text:p>
          </table:table-cell>
          <table:table-cell office:value-type="float" office:value="832" calcext:value-type="float">
            <text:p>832</text:p>
          </table:table-cell>
          <table:table-cell table:formula="of:=([.A68]/86400)+DATE(2000;1;1)" office:value-type="date" office:date-value="2021-05-16T15:52:36" calcext:value-type="date">
            <text:p>16.05.2021 15:52:36</text:p>
          </table:table-cell>
        </table:table-row>
        <table:table-row table:style-name="ro1">
          <table:table-cell office:value-type="float" office:value="674495559" calcext:value-type="float">
            <text:p>674495559</text:p>
          </table:table-cell>
          <table:table-cell office:value-type="float" office:value="393" calcext:value-type="float">
            <text:p>393</text:p>
          </table:table-cell>
          <table:table-cell table:formula="of:=([.A69]/86400)+DATE(2000;1;1)" office:value-type="date" office:date-value="2021-05-16T15:52:39" calcext:value-type="date">
            <text:p>16.05.2021 15:52:39</text:p>
          </table:table-cell>
        </table:table-row>
        <table:table-row table:style-name="ro1">
          <table:table-cell office:value-type="float" office:value="674495562" calcext:value-type="float">
            <text:p>674495562</text:p>
          </table:table-cell>
          <table:table-cell office:value-type="float" office:value="228" calcext:value-type="float">
            <text:p>228</text:p>
          </table:table-cell>
          <table:table-cell table:formula="of:=([.A70]/86400)+DATE(2000;1;1)" office:value-type="date" office:date-value="2021-05-16T15:52:42" calcext:value-type="date">
            <text:p>16.05.2021 15:52:42</text:p>
          </table:table-cell>
        </table:table-row>
        <table:table-row table:style-name="ro1">
          <table:table-cell office:value-type="float" office:value="674495565" calcext:value-type="float">
            <text:p>674495565</text:p>
          </table:table-cell>
          <table:table-cell office:value-type="float" office:value="157" calcext:value-type="float">
            <text:p>157</text:p>
          </table:table-cell>
          <table:table-cell table:formula="of:=([.A71]/86400)+DATE(2000;1;1)" office:value-type="date" office:date-value="2021-05-16T15:52:45" calcext:value-type="date">
            <text:p>16.05.2021 15:52:45</text:p>
          </table:table-cell>
        </table:table-row>
        <table:table-row table:style-name="ro1">
          <table:table-cell office:value-type="float" office:value="674495571" calcext:value-type="float">
            <text:p>674495571</text:p>
          </table:table-cell>
          <table:table-cell office:value-type="float" office:value="971" calcext:value-type="float">
            <text:p>971</text:p>
          </table:table-cell>
          <table:table-cell table:formula="of:=([.A72]/86400)+DATE(2000;1;1)" office:value-type="date" office:date-value="2021-05-16T15:52:51" calcext:value-type="date">
            <text:p>16.05.2021 15:52:51</text:p>
          </table:table-cell>
        </table:table-row>
        <table:table-row table:style-name="ro1">
          <table:table-cell office:value-type="float" office:value="674495574" calcext:value-type="float">
            <text:p>674495574</text:p>
          </table:table-cell>
          <table:table-cell office:value-type="float" office:value="6" calcext:value-type="float">
            <text:p>6</text:p>
          </table:table-cell>
          <table:table-cell table:formula="of:=([.A73]/86400)+DATE(2000;1;1)" office:value-type="date" office:date-value="2021-05-16T15:52:54" calcext:value-type="date">
            <text:p>16.05.2021 15:52:54</text:p>
          </table:table-cell>
        </table:table-row>
        <table:table-row table:style-name="ro1">
          <table:table-cell office:value-type="float" office:value="674495577" calcext:value-type="float">
            <text:p>674495577</text:p>
          </table:table-cell>
          <table:table-cell office:value-type="float" office:value="171" calcext:value-type="float">
            <text:p>171</text:p>
          </table:table-cell>
          <table:table-cell table:formula="of:=([.A74]/86400)+DATE(2000;1;1)" office:value-type="date" office:date-value="2021-05-16T15:52:57" calcext:value-type="date">
            <text:p>16.05.2021 15:52:57</text:p>
          </table:table-cell>
        </table:table-row>
        <table:table-row table:style-name="ro1">
          <table:table-cell office:value-type="float" office:value="674495580" calcext:value-type="float">
            <text:p>674495580</text:p>
          </table:table-cell>
          <table:table-cell office:value-type="float" office:value="9" calcext:value-type="float">
            <text:p>9</text:p>
          </table:table-cell>
          <table:table-cell table:formula="of:=([.A75]/86400)+DATE(2000;1;1)" office:value-type="date" office:date-value="2021-05-16T15:53:00" calcext:value-type="date">
            <text:p>16.05.2021 15:53:00</text:p>
          </table:table-cell>
        </table:table-row>
        <table:table-row table:style-name="ro1">
          <table:table-cell office:value-type="float" office:value="674495583" calcext:value-type="float">
            <text:p>674495583</text:p>
          </table:table-cell>
          <table:table-cell office:value-type="float" office:value="-7" calcext:value-type="float">
            <text:p>-7</text:p>
          </table:table-cell>
          <table:table-cell table:formula="of:=([.A76]/86400)+DATE(2000;1;1)" office:value-type="date" office:date-value="2021-05-16T15:53:03" calcext:value-type="date">
            <text:p>16.05.2021 15:53:03</text:p>
          </table:table-cell>
        </table:table-row>
        <table:table-row table:style-name="ro1">
          <table:table-cell office:value-type="float" office:value="674495586" calcext:value-type="float">
            <text:p>674495586</text:p>
          </table:table-cell>
          <table:table-cell office:value-type="float" office:value="-14" calcext:value-type="float">
            <text:p>-14</text:p>
          </table:table-cell>
          <table:table-cell table:formula="of:=([.A77]/86400)+DATE(2000;1;1)" office:value-type="date" office:date-value="2021-05-16T15:53:06" calcext:value-type="date">
            <text:p>16.05.2021 15:53:06</text:p>
          </table:table-cell>
        </table:table-row>
        <table:table-row table:style-name="ro1">
          <table:table-cell office:value-type="float" office:value="674495589" calcext:value-type="float">
            <text:p>674495589</text:p>
          </table:table-cell>
          <table:table-cell office:value-type="float" office:value="2" calcext:value-type="float">
            <text:p>2</text:p>
          </table:table-cell>
          <table:table-cell table:formula="of:=([.A78]/86400)+DATE(2000;1;1)" office:value-type="date" office:date-value="2021-05-16T15:53:09" calcext:value-type="date">
            <text:p>16.05.2021 15:53:09</text:p>
          </table:table-cell>
        </table:table-row>
        <table:table-row table:style-name="ro1">
          <table:table-cell office:value-type="float" office:value="674495592" calcext:value-type="float">
            <text:p>674495592</text:p>
          </table:table-cell>
          <table:table-cell office:value-type="float" office:value="11" calcext:value-type="float">
            <text:p>11</text:p>
          </table:table-cell>
          <table:table-cell table:formula="of:=([.A79]/86400)+DATE(2000;1;1)" office:value-type="date" office:date-value="2021-05-16T15:53:12" calcext:value-type="date">
            <text:p>16.05.2021 15:53:12</text:p>
          </table:table-cell>
        </table:table-row>
        <table:table-row table:style-name="ro1">
          <table:table-cell office:value-type="float" office:value="674495595" calcext:value-type="float">
            <text:p>674495595</text:p>
          </table:table-cell>
          <table:table-cell office:value-type="float" office:value="-7" calcext:value-type="float">
            <text:p>-7</text:p>
          </table:table-cell>
          <table:table-cell table:formula="of:=([.A80]/86400)+DATE(2000;1;1)" office:value-type="date" office:date-value="2021-05-16T15:53:15" calcext:value-type="date">
            <text:p>16.05.2021 15:53:15</text:p>
          </table:table-cell>
        </table:table-row>
        <table:table-row table:style-name="ro1">
          <table:table-cell office:value-type="float" office:value="674495598" calcext:value-type="float">
            <text:p>674495598</text:p>
          </table:table-cell>
          <table:table-cell office:value-type="float" office:value="-9" calcext:value-type="float">
            <text:p>-9</text:p>
          </table:table-cell>
          <table:table-cell table:formula="of:=([.A81]/86400)+DATE(2000;1;1)" office:value-type="date" office:date-value="2021-05-16T15:53:18" calcext:value-type="date">
            <text:p>16.05.2021 15:53:18</text:p>
          </table:table-cell>
        </table:table-row>
        <table:table-row table:style-name="ro1">
          <table:table-cell office:value-type="float" office:value="674495601" calcext:value-type="float">
            <text:p>674495601</text:p>
          </table:table-cell>
          <table:table-cell office:value-type="float" office:value="-3" calcext:value-type="float">
            <text:p>-3</text:p>
          </table:table-cell>
          <table:table-cell table:formula="of:=([.A82]/86400)+DATE(2000;1;1)" office:value-type="date" office:date-value="2021-05-16T15:53:21" calcext:value-type="date">
            <text:p>16.05.2021 15:53:21</text:p>
          </table:table-cell>
        </table:table-row>
        <table:table-row table:style-name="ro1">
          <table:table-cell office:value-type="float" office:value="674495604" calcext:value-type="float">
            <text:p>674495604</text:p>
          </table:table-cell>
          <table:table-cell office:value-type="float" office:value="-13" calcext:value-type="float">
            <text:p>-13</text:p>
          </table:table-cell>
          <table:table-cell table:formula="of:=([.A83]/86400)+DATE(2000;1;1)" office:value-type="date" office:date-value="2021-05-16T15:53:24" calcext:value-type="date">
            <text:p>16.05.2021 15:53:24</text:p>
          </table:table-cell>
        </table:table-row>
        <table:table-row table:style-name="ro1">
          <table:table-cell office:value-type="float" office:value="674495607" calcext:value-type="float">
            <text:p>674495607</text:p>
          </table:table-cell>
          <table:table-cell office:value-type="float" office:value="-22" calcext:value-type="float">
            <text:p>-22</text:p>
          </table:table-cell>
          <table:table-cell table:formula="of:=([.A84]/86400)+DATE(2000;1;1)" office:value-type="date" office:date-value="2021-05-16T15:53:27" calcext:value-type="date">
            <text:p>16.05.2021 15:53:27</text:p>
          </table:table-cell>
        </table:table-row>
        <table:table-row table:style-name="ro1">
          <table:table-cell office:value-type="float" office:value="674495610" calcext:value-type="float">
            <text:p>674495610</text:p>
          </table:table-cell>
          <table:table-cell office:value-type="float" office:value="-10" calcext:value-type="float">
            <text:p>-10</text:p>
          </table:table-cell>
          <table:table-cell table:formula="of:=([.A85]/86400)+DATE(2000;1;1)" office:value-type="date" office:date-value="2021-05-16T15:53:30" calcext:value-type="date">
            <text:p>16.05.2021 15:53:30</text:p>
          </table:table-cell>
        </table:table-row>
        <table:table-row table:style-name="ro1">
          <table:table-cell office:value-type="float" office:value="674495613" calcext:value-type="float">
            <text:p>674495613</text:p>
          </table:table-cell>
          <table:table-cell office:value-type="float" office:value="-22" calcext:value-type="float">
            <text:p>-22</text:p>
          </table:table-cell>
          <table:table-cell table:formula="of:=([.A86]/86400)+DATE(2000;1;1)" office:value-type="date" office:date-value="2021-05-16T15:53:33" calcext:value-type="date">
            <text:p>16.05.2021 15:53:33</text:p>
          </table:table-cell>
        </table:table-row>
        <table:table-row table:style-name="ro1">
          <table:table-cell office:value-type="float" office:value="674495616" calcext:value-type="float">
            <text:p>674495616</text:p>
          </table:table-cell>
          <table:table-cell office:value-type="float" office:value="-24" calcext:value-type="float">
            <text:p>-24</text:p>
          </table:table-cell>
          <table:table-cell table:formula="of:=([.A87]/86400)+DATE(2000;1;1)" office:value-type="date" office:date-value="2021-05-16T15:53:36" calcext:value-type="date">
            <text:p>16.05.2021 15:53:36</text:p>
          </table:table-cell>
        </table:table-row>
        <table:table-row table:style-name="ro1">
          <table:table-cell office:value-type="float" office:value="674495619" calcext:value-type="float">
            <text:p>674495619</text:p>
          </table:table-cell>
          <table:table-cell office:value-type="float" office:value="-28" calcext:value-type="float">
            <text:p>-28</text:p>
          </table:table-cell>
          <table:table-cell table:formula="of:=([.A88]/86400)+DATE(2000;1;1)" office:value-type="date" office:date-value="2021-05-16T15:53:39" calcext:value-type="date">
            <text:p>16.05.2021 15:53:39</text:p>
          </table:table-cell>
        </table:table-row>
        <table:table-row table:style-name="ro1">
          <table:table-cell office:value-type="float" office:value="674495622" calcext:value-type="float">
            <text:p>674495622</text:p>
          </table:table-cell>
          <table:table-cell office:value-type="float" office:value="-17" calcext:value-type="float">
            <text:p>-17</text:p>
          </table:table-cell>
          <table:table-cell table:formula="of:=([.A89]/86400)+DATE(2000;1;1)" office:value-type="date" office:date-value="2021-05-16T15:53:42" calcext:value-type="date">
            <text:p>16.05.2021 15:53:42</text:p>
          </table:table-cell>
        </table:table-row>
        <table:table-row table:style-name="ro1">
          <table:table-cell office:value-type="float" office:value="674495640" calcext:value-type="float">
            <text:p>674495640</text:p>
          </table:table-cell>
          <table:table-cell office:value-type="float" office:value="7" calcext:value-type="float">
            <text:p>7</text:p>
          </table:table-cell>
          <table:table-cell table:formula="of:=([.A90]/86400)+DATE(2000;1;1)" office:value-type="date" office:date-value="2021-05-16T15:54:00" calcext:value-type="date">
            <text:p>16.05.2021 15:54:00</text:p>
          </table:table-cell>
        </table:table-row>
        <table:table-row table:style-name="ro1">
          <table:table-cell office:value-type="float" office:value="674495643" calcext:value-type="float">
            <text:p>674495643</text:p>
          </table:table-cell>
          <table:table-cell office:value-type="float" office:value="-5" calcext:value-type="float">
            <text:p>-5</text:p>
          </table:table-cell>
          <table:table-cell table:formula="of:=([.A91]/86400)+DATE(2000;1;1)" office:value-type="date" office:date-value="2021-05-16T15:54:03" calcext:value-type="date">
            <text:p>16.05.2021 15:54:03</text:p>
          </table:table-cell>
        </table:table-row>
        <table:table-row table:style-name="ro1">
          <table:table-cell office:value-type="float" office:value="674495646" calcext:value-type="float">
            <text:p>674495646</text:p>
          </table:table-cell>
          <table:table-cell office:value-type="float" office:value="1" calcext:value-type="float">
            <text:p>1</text:p>
          </table:table-cell>
          <table:table-cell table:formula="of:=([.A92]/86400)+DATE(2000;1;1)" office:value-type="date" office:date-value="2021-05-16T15:54:06" calcext:value-type="date">
            <text:p>16.05.2021 15:54:06</text:p>
          </table:table-cell>
        </table:table-row>
        <table:table-row table:style-name="ro1">
          <table:table-cell office:value-type="float" office:value="674495649" calcext:value-type="float">
            <text:p>674495649</text:p>
          </table:table-cell>
          <table:table-cell office:value-type="float" office:value="-2" calcext:value-type="float">
            <text:p>-2</text:p>
          </table:table-cell>
          <table:table-cell table:formula="of:=([.A93]/86400)+DATE(2000;1;1)" office:value-type="date" office:date-value="2021-05-16T15:54:09" calcext:value-type="date">
            <text:p>16.05.2021 15:54:09</text:p>
          </table:table-cell>
        </table:table-row>
        <table:table-row table:style-name="ro1">
          <table:table-cell office:value-type="float" office:value="674495652" calcext:value-type="float">
            <text:p>674495652</text:p>
          </table:table-cell>
          <table:table-cell office:value-type="float" office:value="-24" calcext:value-type="float">
            <text:p>-24</text:p>
          </table:table-cell>
          <table:table-cell table:formula="of:=([.A94]/86400)+DATE(2000;1;1)" office:value-type="date" office:date-value="2021-05-16T15:54:12" calcext:value-type="date">
            <text:p>16.05.2021 15:54:12</text:p>
          </table:table-cell>
        </table:table-row>
        <table:table-row table:style-name="ro1">
          <table:table-cell office:value-type="float" office:value="674495655" calcext:value-type="float">
            <text:p>674495655</text:p>
          </table:table-cell>
          <table:table-cell office:value-type="float" office:value="-29" calcext:value-type="float">
            <text:p>-29</text:p>
          </table:table-cell>
          <table:table-cell table:formula="of:=([.A95]/86400)+DATE(2000;1;1)" office:value-type="date" office:date-value="2021-05-16T15:54:15" calcext:value-type="date">
            <text:p>16.05.2021 15:54:15</text:p>
          </table:table-cell>
        </table:table-row>
        <table:table-row table:style-name="ro1">
          <table:table-cell office:value-type="float" office:value="674495658" calcext:value-type="float">
            <text:p>674495658</text:p>
          </table:table-cell>
          <table:table-cell office:value-type="float" office:value="-14" calcext:value-type="float">
            <text:p>-14</text:p>
          </table:table-cell>
          <table:table-cell table:formula="of:=([.A96]/86400)+DATE(2000;1;1)" office:value-type="date" office:date-value="2021-05-16T15:54:18" calcext:value-type="date">
            <text:p>16.05.2021 15:54:18</text:p>
          </table:table-cell>
        </table:table-row>
        <table:table-row table:style-name="ro1">
          <table:table-cell office:value-type="float" office:value="674495661" calcext:value-type="float">
            <text:p>674495661</text:p>
          </table:table-cell>
          <table:table-cell office:value-type="float" office:value="-10" calcext:value-type="float">
            <text:p>-10</text:p>
          </table:table-cell>
          <table:table-cell table:formula="of:=([.A97]/86400)+DATE(2000;1;1)" office:value-type="date" office:date-value="2021-05-16T15:54:21" calcext:value-type="date">
            <text:p>16.05.2021 15:54:21</text:p>
          </table:table-cell>
        </table:table-row>
        <table:table-row table:style-name="ro1">
          <table:table-cell office:value-type="float" office:value="674500476" calcext:value-type="float">
            <text:p>674500476</text:p>
          </table:table-cell>
          <table:table-cell office:value-type="float" office:value="0" calcext:value-type="float">
            <text:p>0</text:p>
          </table:table-cell>
          <table:table-cell table:formula="of:=([.A98]/86400)+DATE(2000;1;1)" office:value-type="date" office:date-value="2021-05-16T17:14:36" calcext:value-type="date">
            <text:p>16.05.2021 17:14:36</text:p>
          </table:table-cell>
        </table:table-row>
        <table:table-row table:style-name="ro1">
          <table:table-cell office:value-type="float" office:value="674500479" calcext:value-type="float">
            <text:p>674500479</text:p>
          </table:table-cell>
          <table:table-cell office:value-type="float" office:value="0" calcext:value-type="float">
            <text:p>0</text:p>
          </table:table-cell>
          <table:table-cell table:formula="of:=([.A99]/86400)+DATE(2000;1;1)" office:value-type="date" office:date-value="2021-05-16T17:14:39" calcext:value-type="date">
            <text:p>16.05.2021 17:14:39</text:p>
          </table:table-cell>
        </table:table-row>
        <table:table-row table:style-name="ro1">
          <table:table-cell office:value-type="float" office:value="674500491" calcext:value-type="float">
            <text:p>674500491</text:p>
          </table:table-cell>
          <table:table-cell office:value-type="float" office:value="0" calcext:value-type="float">
            <text:p>0</text:p>
          </table:table-cell>
          <table:table-cell table:formula="of:=([.A100]/86400)+DATE(2000;1;1)" office:value-type="date" office:date-value="2021-05-16T17:14:51" calcext:value-type="date">
            <text:p>16.05.2021 17:14:51</text:p>
          </table:table-cell>
        </table:table-row>
        <table:table-row table:style-name="ro1">
          <table:table-cell office:value-type="float" office:value="674500494" calcext:value-type="float">
            <text:p>674500494</text:p>
          </table:table-cell>
          <table:table-cell office:value-type="float" office:value="0" calcext:value-type="float">
            <text:p>0</text:p>
          </table:table-cell>
          <table:table-cell table:formula="of:=([.A101]/86400)+DATE(2000;1;1)" office:value-type="date" office:date-value="2021-05-16T17:14:54" calcext:value-type="date">
            <text:p>16.05.2021 17:14:54</text:p>
          </table:table-cell>
        </table:table-row>
        <table:table-row table:style-name="ro1">
          <table:table-cell office:value-type="float" office:value="674500497" calcext:value-type="float">
            <text:p>674500497</text:p>
          </table:table-cell>
          <table:table-cell office:value-type="float" office:value="0" calcext:value-type="float">
            <text:p>0</text:p>
          </table:table-cell>
          <table:table-cell table:formula="of:=([.A102]/86400)+DATE(2000;1;1)" office:value-type="date" office:date-value="2021-05-16T17:14:57" calcext:value-type="date">
            <text:p>16.05.2021 17:14:57</text:p>
          </table:table-cell>
        </table:table-row>
        <table:table-row table:style-name="ro1">
          <table:table-cell office:value-type="float" office:value="674500500" calcext:value-type="float">
            <text:p>674500500</text:p>
          </table:table-cell>
          <table:table-cell office:value-type="float" office:value="7138" calcext:value-type="float">
            <text:p>7138</text:p>
          </table:table-cell>
          <table:table-cell table:formula="of:=([.A103]/86400)+DATE(2000;1;1)" office:value-type="date" office:date-value="2021-05-16T17:15:00" calcext:value-type="date">
            <text:p>16.05.2021 17:15:00</text:p>
          </table:table-cell>
        </table:table-row>
        <table:table-row table:style-name="ro1">
          <table:table-cell office:value-type="float" office:value="674500503" calcext:value-type="float">
            <text:p>674500503</text:p>
          </table:table-cell>
          <table:table-cell office:value-type="float" office:value="2" calcext:value-type="float">
            <text:p>2</text:p>
          </table:table-cell>
          <table:table-cell table:formula="of:=([.A104]/86400)+DATE(2000;1;1)" office:value-type="date" office:date-value="2021-05-16T17:15:03" calcext:value-type="date">
            <text:p>16.05.2021 17:15:03</text:p>
          </table:table-cell>
        </table:table-row>
        <table:table-row table:style-name="ro1">
          <table:table-cell office:value-type="float" office:value="674500506" calcext:value-type="float">
            <text:p>674500506</text:p>
          </table:table-cell>
          <table:table-cell office:value-type="float" office:value="2" calcext:value-type="float">
            <text:p>2</text:p>
          </table:table-cell>
          <table:table-cell table:formula="of:=([.A105]/86400)+DATE(2000;1;1)" office:value-type="date" office:date-value="2021-05-16T17:15:06" calcext:value-type="date">
            <text:p>16.05.2021 17:15:06</text:p>
          </table:table-cell>
        </table:table-row>
        <table:table-row table:style-name="ro1">
          <table:table-cell office:value-type="float" office:value="674500509" calcext:value-type="float">
            <text:p>674500509</text:p>
          </table:table-cell>
          <table:table-cell office:value-type="float" office:value="1" calcext:value-type="float">
            <text:p>1</text:p>
          </table:table-cell>
          <table:table-cell table:formula="of:=([.A106]/86400)+DATE(2000;1;1)" office:value-type="date" office:date-value="2021-05-16T17:15:09" calcext:value-type="date">
            <text:p>16.05.2021 17:15:09</text:p>
          </table:table-cell>
        </table:table-row>
        <table:table-row table:style-name="ro1">
          <table:table-cell office:value-type="float" office:value="674500512" calcext:value-type="float">
            <text:p>674500512</text:p>
          </table:table-cell>
          <table:table-cell office:value-type="float" office:value="1" calcext:value-type="float">
            <text:p>1</text:p>
          </table:table-cell>
          <table:table-cell table:formula="of:=([.A107]/86400)+DATE(2000;1;1)" office:value-type="date" office:date-value="2021-05-16T17:15:12" calcext:value-type="date">
            <text:p>16.05.2021 17:15:12</text:p>
          </table:table-cell>
        </table:table-row>
        <table:table-row table:style-name="ro1">
          <table:table-cell office:value-type="float" office:value="674500515" calcext:value-type="float">
            <text:p>674500515</text:p>
          </table:table-cell>
          <table:table-cell office:value-type="float" office:value="0" calcext:value-type="float">
            <text:p>0</text:p>
          </table:table-cell>
          <table:table-cell table:formula="of:=([.A108]/86400)+DATE(2000;1;1)" office:value-type="date" office:date-value="2021-05-16T17:15:15" calcext:value-type="date">
            <text:p>16.05.2021 17:15:15</text:p>
          </table:table-cell>
        </table:table-row>
        <table:table-row table:style-name="ro1">
          <table:table-cell office:value-type="float" office:value="674500518" calcext:value-type="float">
            <text:p>674500518</text:p>
          </table:table-cell>
          <table:table-cell office:value-type="float" office:value="1" calcext:value-type="float">
            <text:p>1</text:p>
          </table:table-cell>
          <table:table-cell table:formula="of:=([.A109]/86400)+DATE(2000;1;1)" office:value-type="date" office:date-value="2021-05-16T17:15:18" calcext:value-type="date">
            <text:p>16.05.2021 17:15:18</text:p>
          </table:table-cell>
        </table:table-row>
        <table:table-row table:style-name="ro1">
          <table:table-cell office:value-type="float" office:value="674500521" calcext:value-type="float">
            <text:p>674500521</text:p>
          </table:table-cell>
          <table:table-cell office:value-type="float" office:value="1" calcext:value-type="float">
            <text:p>1</text:p>
          </table:table-cell>
          <table:table-cell table:formula="of:=([.A110]/86400)+DATE(2000;1;1)" office:value-type="date" office:date-value="2021-05-16T17:15:21" calcext:value-type="date">
            <text:p>16.05.2021 17:15:21</text:p>
          </table:table-cell>
        </table:table-row>
        <table:table-row table:style-name="ro1">
          <table:table-cell office:value-type="float" office:value="674500524" calcext:value-type="float">
            <text:p>674500524</text:p>
          </table:table-cell>
          <table:table-cell office:value-type="float" office:value="0" calcext:value-type="float">
            <text:p>0</text:p>
          </table:table-cell>
          <table:table-cell table:formula="of:=([.A111]/86400)+DATE(2000;1;1)" office:value-type="date" office:date-value="2021-05-16T17:15:24" calcext:value-type="date">
            <text:p>16.05.2021 17:15:24</text:p>
          </table:table-cell>
        </table:table-row>
        <table:table-row table:style-name="ro1">
          <table:table-cell office:value-type="float" office:value="674500527" calcext:value-type="float">
            <text:p>674500527</text:p>
          </table:table-cell>
          <table:table-cell office:value-type="float" office:value="1" calcext:value-type="float">
            <text:p>1</text:p>
          </table:table-cell>
          <table:table-cell table:formula="of:=([.A112]/86400)+DATE(2000;1;1)" office:value-type="date" office:date-value="2021-05-16T17:15:27" calcext:value-type="date">
            <text:p>16.05.2021 17:15:27</text:p>
          </table:table-cell>
        </table:table-row>
        <table:table-row table:style-name="ro1">
          <table:table-cell office:value-type="float" office:value="674500530" calcext:value-type="float">
            <text:p>674500530</text:p>
          </table:table-cell>
          <table:table-cell office:value-type="float" office:value="0" calcext:value-type="float">
            <text:p>0</text:p>
          </table:table-cell>
          <table:table-cell table:formula="of:=([.A113]/86400)+DATE(2000;1;1)" office:value-type="date" office:date-value="2021-05-16T17:15:30" calcext:value-type="date">
            <text:p>16.05.2021 17:15:30</text:p>
          </table:table-cell>
        </table:table-row>
        <table:table-row table:style-name="ro1">
          <table:table-cell office:value-type="float" office:value="674500533" calcext:value-type="float">
            <text:p>674500533</text:p>
          </table:table-cell>
          <table:table-cell office:value-type="float" office:value="0" calcext:value-type="float">
            <text:p>0</text:p>
          </table:table-cell>
          <table:table-cell table:formula="of:=([.A114]/86400)+DATE(2000;1;1)" office:value-type="date" office:date-value="2021-05-16T17:15:33" calcext:value-type="date">
            <text:p>16.05.2021 17:15:33</text:p>
          </table:table-cell>
        </table:table-row>
        <table:table-row table:style-name="ro1">
          <table:table-cell office:value-type="float" office:value="674500536" calcext:value-type="float">
            <text:p>674500536</text:p>
          </table:table-cell>
          <table:table-cell office:value-type="float" office:value="0" calcext:value-type="float">
            <text:p>0</text:p>
          </table:table-cell>
          <table:table-cell table:formula="of:=([.A115]/86400)+DATE(2000;1;1)" office:value-type="date" office:date-value="2021-05-16T17:15:36" calcext:value-type="date">
            <text:p>16.05.2021 17:15:36</text:p>
          </table:table-cell>
        </table:table-row>
        <table:table-row table:style-name="ro1">
          <table:table-cell office:value-type="float" office:value="674500539" calcext:value-type="float">
            <text:p>674500539</text:p>
          </table:table-cell>
          <table:table-cell office:value-type="float" office:value="0" calcext:value-type="float">
            <text:p>0</text:p>
          </table:table-cell>
          <table:table-cell table:formula="of:=([.A116]/86400)+DATE(2000;1;1)" office:value-type="date" office:date-value="2021-05-16T17:15:39" calcext:value-type="date">
            <text:p>16.05.2021 17:15:39</text:p>
          </table:table-cell>
        </table:table-row>
        <table:table-row table:style-name="ro1">
          <table:table-cell office:value-type="float" office:value="674500542" calcext:value-type="float">
            <text:p>674500542</text:p>
          </table:table-cell>
          <table:table-cell office:value-type="float" office:value="0" calcext:value-type="float">
            <text:p>0</text:p>
          </table:table-cell>
          <table:table-cell table:formula="of:=([.A117]/86400)+DATE(2000;1;1)" office:value-type="date" office:date-value="2021-05-16T17:15:42" calcext:value-type="date">
            <text:p>16.05.2021 17:15:42</text:p>
          </table:table-cell>
        </table:table-row>
        <table:table-row table:style-name="ro1">
          <table:table-cell office:value-type="float" office:value="674500545" calcext:value-type="float">
            <text:p>674500545</text:p>
          </table:table-cell>
          <table:table-cell office:value-type="float" office:value="1" calcext:value-type="float">
            <text:p>1</text:p>
          </table:table-cell>
          <table:table-cell table:formula="of:=([.A118]/86400)+DATE(2000;1;1)" office:value-type="date" office:date-value="2021-05-16T17:15:45" calcext:value-type="date">
            <text:p>16.05.2021 17:15:45</text:p>
          </table:table-cell>
        </table:table-row>
        <table:table-row table:style-name="ro1">
          <table:table-cell office:value-type="float" office:value="674500551" calcext:value-type="float">
            <text:p>674500551</text:p>
          </table:table-cell>
          <table:table-cell office:value-type="float" office:value="0" calcext:value-type="float">
            <text:p>0</text:p>
          </table:table-cell>
          <table:table-cell table:formula="of:=([.A119]/86400)+DATE(2000;1;1)" office:value-type="date" office:date-value="2021-05-16T17:15:51" calcext:value-type="date">
            <text:p>16.05.2021 17:15:51</text:p>
          </table:table-cell>
        </table:table-row>
        <table:table-row table:style-name="ro1">
          <table:table-cell office:value-type="float" office:value="674500554" calcext:value-type="float">
            <text:p>674500554</text:p>
          </table:table-cell>
          <table:table-cell office:value-type="float" office:value="1" calcext:value-type="float">
            <text:p>1</text:p>
          </table:table-cell>
          <table:table-cell table:formula="of:=([.A120]/86400)+DATE(2000;1;1)" office:value-type="date" office:date-value="2021-05-16T17:15:54" calcext:value-type="date">
            <text:p>16.05.2021 17:15:54</text:p>
          </table:table-cell>
        </table:table-row>
        <table:table-row table:style-name="ro1">
          <table:table-cell office:value-type="float" office:value="674500557" calcext:value-type="float">
            <text:p>674500557</text:p>
          </table:table-cell>
          <table:table-cell office:value-type="float" office:value="0" calcext:value-type="float">
            <text:p>0</text:p>
          </table:table-cell>
          <table:table-cell table:formula="of:=([.A121]/86400)+DATE(2000;1;1)" office:value-type="date" office:date-value="2021-05-16T17:15:57" calcext:value-type="date">
            <text:p>16.05.2021 17:15:57</text:p>
          </table:table-cell>
        </table:table-row>
        <table:table-row table:style-name="ro1">
          <table:table-cell office:value-type="float" office:value="674500560" calcext:value-type="float">
            <text:p>674500560</text:p>
          </table:table-cell>
          <table:table-cell office:value-type="float" office:value="-1" calcext:value-type="float">
            <text:p>-1</text:p>
          </table:table-cell>
          <table:table-cell table:formula="of:=([.A122]/86400)+DATE(2000;1;1)" office:value-type="date" office:date-value="2021-05-16T17:16:00" calcext:value-type="date">
            <text:p>16.05.2021 17:16:00</text:p>
          </table:table-cell>
        </table:table-row>
        <table:table-row table:style-name="ro1">
          <table:table-cell office:value-type="float" office:value="674500563" calcext:value-type="float">
            <text:p>674500563</text:p>
          </table:table-cell>
          <table:table-cell office:value-type="float" office:value="0" calcext:value-type="float">
            <text:p>0</text:p>
          </table:table-cell>
          <table:table-cell table:formula="of:=([.A123]/86400)+DATE(2000;1;1)" office:value-type="date" office:date-value="2021-05-16T17:16:03" calcext:value-type="date">
            <text:p>16.05.2021 17:16:03</text:p>
          </table:table-cell>
        </table:table-row>
        <table:table-row table:style-name="ro1">
          <table:table-cell office:value-type="float" office:value="674500566" calcext:value-type="float">
            <text:p>674500566</text:p>
          </table:table-cell>
          <table:table-cell office:value-type="float" office:value="0" calcext:value-type="float">
            <text:p>0</text:p>
          </table:table-cell>
          <table:table-cell table:formula="of:=([.A124]/86400)+DATE(2000;1;1)" office:value-type="date" office:date-value="2021-05-16T17:16:06" calcext:value-type="date">
            <text:p>16.05.2021 17:16:06</text:p>
          </table:table-cell>
        </table:table-row>
        <table:table-row table:style-name="ro1">
          <table:table-cell office:value-type="float" office:value="674500569" calcext:value-type="float">
            <text:p>674500569</text:p>
          </table:table-cell>
          <table:table-cell office:value-type="float" office:value="1" calcext:value-type="float">
            <text:p>1</text:p>
          </table:table-cell>
          <table:table-cell table:formula="of:=([.A125]/86400)+DATE(2000;1;1)" office:value-type="date" office:date-value="2021-05-16T17:16:09" calcext:value-type="date">
            <text:p>16.05.2021 17:16:09</text:p>
          </table:table-cell>
        </table:table-row>
        <table:table-row table:style-name="ro1">
          <table:table-cell office:value-type="float" office:value="674500572" calcext:value-type="float">
            <text:p>674500572</text:p>
          </table:table-cell>
          <table:table-cell office:value-type="float" office:value="0" calcext:value-type="float">
            <text:p>0</text:p>
          </table:table-cell>
          <table:table-cell table:formula="of:=([.A126]/86400)+DATE(2000;1;1)" office:value-type="date" office:date-value="2021-05-16T17:16:12" calcext:value-type="date">
            <text:p>16.05.2021 17:16:12</text:p>
          </table:table-cell>
        </table:table-row>
        <table:table-row table:style-name="ro1">
          <table:table-cell office:value-type="float" office:value="674500575" calcext:value-type="float">
            <text:p>674500575</text:p>
          </table:table-cell>
          <table:table-cell office:value-type="float" office:value="0" calcext:value-type="float">
            <text:p>0</text:p>
          </table:table-cell>
          <table:table-cell table:formula="of:=([.A127]/86400)+DATE(2000;1;1)" office:value-type="date" office:date-value="2021-05-16T17:16:15" calcext:value-type="date">
            <text:p>16.05.2021 17:16:15</text:p>
          </table:table-cell>
        </table:table-row>
        <table:table-row table:style-name="ro1">
          <table:table-cell office:value-type="float" office:value="674500578" calcext:value-type="float">
            <text:p>674500578</text:p>
          </table:table-cell>
          <table:table-cell office:value-type="float" office:value="0" calcext:value-type="float">
            <text:p>0</text:p>
          </table:table-cell>
          <table:table-cell table:formula="of:=([.A128]/86400)+DATE(2000;1;1)" office:value-type="date" office:date-value="2021-05-16T17:16:18" calcext:value-type="date">
            <text:p>16.05.2021 17:16:18</text:p>
          </table:table-cell>
        </table:table-row>
        <table:table-row table:style-name="ro1">
          <table:table-cell office:value-type="float" office:value="674500581" calcext:value-type="float">
            <text:p>674500581</text:p>
          </table:table-cell>
          <table:table-cell office:value-type="float" office:value="0" calcext:value-type="float">
            <text:p>0</text:p>
          </table:table-cell>
          <table:table-cell table:formula="of:=([.A129]/86400)+DATE(2000;1;1)" office:value-type="date" office:date-value="2021-05-16T17:16:21" calcext:value-type="date">
            <text:p>16.05.2021 17:16:21</text:p>
          </table:table-cell>
        </table:table-row>
        <table:table-row table:style-name="ro1">
          <table:table-cell office:value-type="float" office:value="674500584" calcext:value-type="float">
            <text:p>674500584</text:p>
          </table:table-cell>
          <table:table-cell office:value-type="float" office:value="0" calcext:value-type="float">
            <text:p>0</text:p>
          </table:table-cell>
          <table:table-cell table:formula="of:=([.A130]/86400)+DATE(2000;1;1)" office:value-type="date" office:date-value="2021-05-16T17:16:24" calcext:value-type="date">
            <text:p>16.05.2021 17:16:24</text:p>
          </table:table-cell>
        </table:table-row>
        <table:table-row table:style-name="ro1">
          <table:table-cell office:value-type="float" office:value="674500587" calcext:value-type="float">
            <text:p>674500587</text:p>
          </table:table-cell>
          <table:table-cell office:value-type="float" office:value="0" calcext:value-type="float">
            <text:p>0</text:p>
          </table:table-cell>
          <table:table-cell table:formula="of:=([.A131]/86400)+DATE(2000;1;1)" office:value-type="date" office:date-value="2021-05-16T17:16:27" calcext:value-type="date">
            <text:p>16.05.2021 17:16:27</text:p>
          </table:table-cell>
        </table:table-row>
        <table:table-row table:style-name="ro1">
          <table:table-cell office:value-type="float" office:value="674500590" calcext:value-type="float">
            <text:p>674500590</text:p>
          </table:table-cell>
          <table:table-cell office:value-type="float" office:value="0" calcext:value-type="float">
            <text:p>0</text:p>
          </table:table-cell>
          <table:table-cell table:formula="of:=([.A132]/86400)+DATE(2000;1;1)" office:value-type="date" office:date-value="2021-05-16T17:16:30" calcext:value-type="date">
            <text:p>16.05.2021 17:16:30</text:p>
          </table:table-cell>
        </table:table-row>
        <table:table-row table:style-name="ro1">
          <table:table-cell office:value-type="float" office:value="674500593" calcext:value-type="float">
            <text:p>674500593</text:p>
          </table:table-cell>
          <table:table-cell office:value-type="float" office:value="0" calcext:value-type="float">
            <text:p>0</text:p>
          </table:table-cell>
          <table:table-cell table:formula="of:=([.A133]/86400)+DATE(2000;1;1)" office:value-type="date" office:date-value="2021-05-16T17:16:33" calcext:value-type="date">
            <text:p>16.05.2021 17:16:33</text:p>
          </table:table-cell>
        </table:table-row>
        <table:table-row table:style-name="ro1">
          <table:table-cell office:value-type="float" office:value="674500596" calcext:value-type="float">
            <text:p>674500596</text:p>
          </table:table-cell>
          <table:table-cell office:value-type="float" office:value="0" calcext:value-type="float">
            <text:p>0</text:p>
          </table:table-cell>
          <table:table-cell table:formula="of:=([.A134]/86400)+DATE(2000;1;1)" office:value-type="date" office:date-value="2021-05-16T17:16:36" calcext:value-type="date">
            <text:p>16.05.2021 17:16:36</text:p>
          </table:table-cell>
        </table:table-row>
        <table:table-row table:style-name="ro1">
          <table:table-cell office:value-type="float" office:value="674500599" calcext:value-type="float">
            <text:p>674500599</text:p>
          </table:table-cell>
          <table:table-cell office:value-type="float" office:value="0" calcext:value-type="float">
            <text:p>0</text:p>
          </table:table-cell>
          <table:table-cell table:formula="of:=([.A135]/86400)+DATE(2000;1;1)" office:value-type="date" office:date-value="2021-05-16T17:16:39" calcext:value-type="date">
            <text:p>16.05.2021 17:16:39</text:p>
          </table:table-cell>
        </table:table-row>
        <table:table-row table:style-name="ro1">
          <table:table-cell office:value-type="float" office:value="674500602" calcext:value-type="float">
            <text:p>674500602</text:p>
          </table:table-cell>
          <table:table-cell office:value-type="float" office:value="0" calcext:value-type="float">
            <text:p>0</text:p>
          </table:table-cell>
          <table:table-cell table:formula="of:=([.A136]/86400)+DATE(2000;1;1)" office:value-type="date" office:date-value="2021-05-16T17:16:42" calcext:value-type="date">
            <text:p>16.05.2021 17:16:42</text:p>
          </table:table-cell>
        </table:table-row>
        <table:table-row table:style-name="ro1">
          <table:table-cell office:value-type="float" office:value="674500605" calcext:value-type="float">
            <text:p>674500605</text:p>
          </table:table-cell>
          <table:table-cell office:value-type="float" office:value="0" calcext:value-type="float">
            <text:p>0</text:p>
          </table:table-cell>
          <table:table-cell table:formula="of:=([.A137]/86400)+DATE(2000;1;1)" office:value-type="date" office:date-value="2021-05-16T17:16:45" calcext:value-type="date">
            <text:p>16.05.2021 17:16:45</text:p>
          </table:table-cell>
        </table:table-row>
        <table:table-row table:style-name="ro1">
          <table:table-cell office:value-type="float" office:value="674500608" calcext:value-type="float">
            <text:p>674500608</text:p>
          </table:table-cell>
          <table:table-cell office:value-type="float" office:value="0" calcext:value-type="float">
            <text:p>0</text:p>
          </table:table-cell>
          <table:table-cell table:formula="of:=([.A138]/86400)+DATE(2000;1;1)" office:value-type="date" office:date-value="2021-05-16T17:16:48" calcext:value-type="date">
            <text:p>16.05.2021 17:16:48</text:p>
          </table:table-cell>
        </table:table-row>
        <table:table-row table:style-name="ro1">
          <table:table-cell office:value-type="float" office:value="674500611" calcext:value-type="float">
            <text:p>674500611</text:p>
          </table:table-cell>
          <table:table-cell office:value-type="float" office:value="0" calcext:value-type="float">
            <text:p>0</text:p>
          </table:table-cell>
          <table:table-cell table:formula="of:=([.A139]/86400)+DATE(2000;1;1)" office:value-type="date" office:date-value="2021-05-16T17:16:51" calcext:value-type="date">
            <text:p>16.05.2021 17:16:51</text:p>
          </table:table-cell>
        </table:table-row>
        <table:table-row table:style-name="ro1">
          <table:table-cell office:value-type="float" office:value="674500614" calcext:value-type="float">
            <text:p>674500614</text:p>
          </table:table-cell>
          <table:table-cell office:value-type="float" office:value="0" calcext:value-type="float">
            <text:p>0</text:p>
          </table:table-cell>
          <table:table-cell table:formula="of:=([.A140]/86400)+DATE(2000;1;1)" office:value-type="date" office:date-value="2021-05-16T17:16:54" calcext:value-type="date">
            <text:p>16.05.2021 17:16:54</text:p>
          </table:table-cell>
        </table:table-row>
        <table:table-row table:style-name="ro1">
          <table:table-cell office:value-type="float" office:value="674500617" calcext:value-type="float">
            <text:p>674500617</text:p>
          </table:table-cell>
          <table:table-cell office:value-type="float" office:value="0" calcext:value-type="float">
            <text:p>0</text:p>
          </table:table-cell>
          <table:table-cell table:formula="of:=([.A141]/86400)+DATE(2000;1;1)" office:value-type="date" office:date-value="2021-05-16T17:16:57" calcext:value-type="date">
            <text:p>16.05.2021 17:16:57</text:p>
          </table:table-cell>
        </table:table-row>
        <table:table-row table:style-name="ro1">
          <table:table-cell office:value-type="float" office:value="674500620" calcext:value-type="float">
            <text:p>674500620</text:p>
          </table:table-cell>
          <table:table-cell office:value-type="float" office:value="0" calcext:value-type="float">
            <text:p>0</text:p>
          </table:table-cell>
          <table:table-cell table:formula="of:=([.A142]/86400)+DATE(2000;1;1)" office:value-type="date" office:date-value="2021-05-16T17:17:00" calcext:value-type="date">
            <text:p>16.05.2021 17:17:00</text:p>
          </table:table-cell>
        </table:table-row>
        <table:table-row table:style-name="ro1">
          <table:table-cell office:value-type="float" office:value="674500623" calcext:value-type="float">
            <text:p>674500623</text:p>
          </table:table-cell>
          <table:table-cell office:value-type="float" office:value="0" calcext:value-type="float">
            <text:p>0</text:p>
          </table:table-cell>
          <table:table-cell table:formula="of:=([.A143]/86400)+DATE(2000;1;1)" office:value-type="date" office:date-value="2021-05-16T17:17:03" calcext:value-type="date">
            <text:p>16.05.2021 17:17:03</text:p>
          </table:table-cell>
        </table:table-row>
        <table:table-row table:style-name="ro1">
          <table:table-cell office:value-type="float" office:value="674500626" calcext:value-type="float">
            <text:p>674500626</text:p>
          </table:table-cell>
          <table:table-cell office:value-type="float" office:value="0" calcext:value-type="float">
            <text:p>0</text:p>
          </table:table-cell>
          <table:table-cell table:formula="of:=([.A144]/86400)+DATE(2000;1;1)" office:value-type="date" office:date-value="2021-05-16T17:17:06" calcext:value-type="date">
            <text:p>16.05.2021 17:17:06</text:p>
          </table:table-cell>
        </table:table-row>
        <table:table-row table:style-name="ro1">
          <table:table-cell office:value-type="float" office:value="674500629" calcext:value-type="float">
            <text:p>674500629</text:p>
          </table:table-cell>
          <table:table-cell office:value-type="float" office:value="0" calcext:value-type="float">
            <text:p>0</text:p>
          </table:table-cell>
          <table:table-cell table:formula="of:=([.A145]/86400)+DATE(2000;1;1)" office:value-type="date" office:date-value="2021-05-16T17:17:09" calcext:value-type="date">
            <text:p>16.05.2021 17:17:09</text:p>
          </table:table-cell>
        </table:table-row>
        <table:table-row table:style-name="ro1">
          <table:table-cell office:value-type="float" office:value="674500632" calcext:value-type="float">
            <text:p>674500632</text:p>
          </table:table-cell>
          <table:table-cell office:value-type="float" office:value="0" calcext:value-type="float">
            <text:p>0</text:p>
          </table:table-cell>
          <table:table-cell table:formula="of:=([.A146]/86400)+DATE(2000;1;1)" office:value-type="date" office:date-value="2021-05-16T17:17:12" calcext:value-type="date">
            <text:p>16.05.2021 17:17:12</text:p>
          </table:table-cell>
        </table:table-row>
        <table:table-row table:style-name="ro1">
          <table:table-cell office:value-type="float" office:value="674500635" calcext:value-type="float">
            <text:p>674500635</text:p>
          </table:table-cell>
          <table:table-cell office:value-type="float" office:value="0" calcext:value-type="float">
            <text:p>0</text:p>
          </table:table-cell>
          <table:table-cell table:formula="of:=([.A147]/86400)+DATE(2000;1;1)" office:value-type="date" office:date-value="2021-05-16T17:17:15" calcext:value-type="date">
            <text:p>16.05.2021 17:17:15</text:p>
          </table:table-cell>
        </table:table-row>
        <table:table-row table:style-name="ro1">
          <table:table-cell office:value-type="float" office:value="674500638" calcext:value-type="float">
            <text:p>674500638</text:p>
          </table:table-cell>
          <table:table-cell office:value-type="float" office:value="0" calcext:value-type="float">
            <text:p>0</text:p>
          </table:table-cell>
          <table:table-cell table:formula="of:=([.A148]/86400)+DATE(2000;1;1)" office:value-type="date" office:date-value="2021-05-16T17:17:18" calcext:value-type="date">
            <text:p>16.05.2021 17:17:18</text:p>
          </table:table-cell>
        </table:table-row>
        <table:table-row table:style-name="ro1">
          <table:table-cell office:value-type="float" office:value="674500641" calcext:value-type="float">
            <text:p>674500641</text:p>
          </table:table-cell>
          <table:table-cell office:value-type="float" office:value="0" calcext:value-type="float">
            <text:p>0</text:p>
          </table:table-cell>
          <table:table-cell table:formula="of:=([.A149]/86400)+DATE(2000;1;1)" office:value-type="date" office:date-value="2021-05-16T17:17:21" calcext:value-type="date">
            <text:p>16.05.2021 17:17:21</text:p>
          </table:table-cell>
        </table:table-row>
        <table:table-row table:style-name="ro1">
          <table:table-cell office:value-type="float" office:value="674500644" calcext:value-type="float">
            <text:p>674500644</text:p>
          </table:table-cell>
          <table:table-cell office:value-type="float" office:value="0" calcext:value-type="float">
            <text:p>0</text:p>
          </table:table-cell>
          <table:table-cell table:formula="of:=([.A150]/86400)+DATE(2000;1;1)" office:value-type="date" office:date-value="2021-05-16T17:17:24" calcext:value-type="date">
            <text:p>16.05.2021 17:17:24</text:p>
          </table:table-cell>
        </table:table-row>
        <table:table-row table:style-name="ro1">
          <table:table-cell office:value-type="float" office:value="674500647" calcext:value-type="float">
            <text:p>674500647</text:p>
          </table:table-cell>
          <table:table-cell office:value-type="float" office:value="0" calcext:value-type="float">
            <text:p>0</text:p>
          </table:table-cell>
          <table:table-cell table:formula="of:=([.A151]/86400)+DATE(2000;1;1)" office:value-type="date" office:date-value="2021-05-16T17:17:27" calcext:value-type="date">
            <text:p>16.05.2021 17:17:27</text:p>
          </table:table-cell>
        </table:table-row>
        <table:table-row table:style-name="ro1">
          <table:table-cell office:value-type="float" office:value="674500650" calcext:value-type="float">
            <text:p>674500650</text:p>
          </table:table-cell>
          <table:table-cell office:value-type="float" office:value="0" calcext:value-type="float">
            <text:p>0</text:p>
          </table:table-cell>
          <table:table-cell table:formula="of:=([.A152]/86400)+DATE(2000;1;1)" office:value-type="date" office:date-value="2021-05-16T17:17:30" calcext:value-type="date">
            <text:p>16.05.2021 17:17:30</text:p>
          </table:table-cell>
        </table:table-row>
        <table:table-row table:style-name="ro1">
          <table:table-cell office:value-type="float" office:value="674500653" calcext:value-type="float">
            <text:p>674500653</text:p>
          </table:table-cell>
          <table:table-cell office:value-type="float" office:value="0" calcext:value-type="float">
            <text:p>0</text:p>
          </table:table-cell>
          <table:table-cell table:formula="of:=([.A153]/86400)+DATE(2000;1;1)" office:value-type="date" office:date-value="2021-05-16T17:17:33" calcext:value-type="date">
            <text:p>16.05.2021 17:17:33</text:p>
          </table:table-cell>
        </table:table-row>
        <table:table-row table:style-name="ro1">
          <table:table-cell office:value-type="float" office:value="674500656" calcext:value-type="float">
            <text:p>674500656</text:p>
          </table:table-cell>
          <table:table-cell office:value-type="float" office:value="0" calcext:value-type="float">
            <text:p>0</text:p>
          </table:table-cell>
          <table:table-cell table:formula="of:=([.A154]/86400)+DATE(2000;1;1)" office:value-type="date" office:date-value="2021-05-16T17:17:36" calcext:value-type="date">
            <text:p>16.05.2021 17:17:36</text:p>
          </table:table-cell>
        </table:table-row>
        <table:table-row table:style-name="ro1">
          <table:table-cell office:value-type="float" office:value="674500659" calcext:value-type="float">
            <text:p>674500659</text:p>
          </table:table-cell>
          <table:table-cell office:value-type="float" office:value="0" calcext:value-type="float">
            <text:p>0</text:p>
          </table:table-cell>
          <table:table-cell table:formula="of:=([.A155]/86400)+DATE(2000;1;1)" office:value-type="date" office:date-value="2021-05-16T17:17:39" calcext:value-type="date">
            <text:p>16.05.2021 17:17:39</text:p>
          </table:table-cell>
        </table:table-row>
        <table:table-row table:style-name="ro1">
          <table:table-cell office:value-type="float" office:value="674500662" calcext:value-type="float">
            <text:p>674500662</text:p>
          </table:table-cell>
          <table:table-cell office:value-type="float" office:value="0" calcext:value-type="float">
            <text:p>0</text:p>
          </table:table-cell>
          <table:table-cell table:formula="of:=([.A156]/86400)+DATE(2000;1;1)" office:value-type="date" office:date-value="2021-05-16T17:17:42" calcext:value-type="date">
            <text:p>16.05.2021 17:17:42</text:p>
          </table:table-cell>
        </table:table-row>
        <table:table-row table:style-name="ro1">
          <table:table-cell office:value-type="float" office:value="674500665" calcext:value-type="float">
            <text:p>674500665</text:p>
          </table:table-cell>
          <table:table-cell office:value-type="float" office:value="0" calcext:value-type="float">
            <text:p>0</text:p>
          </table:table-cell>
          <table:table-cell table:formula="of:=([.A157]/86400)+DATE(2000;1;1)" office:value-type="date" office:date-value="2021-05-16T17:17:45" calcext:value-type="date">
            <text:p>16.05.2021 17:17:45</text:p>
          </table:table-cell>
        </table:table-row>
        <table:table-row table:style-name="ro1">
          <table:table-cell office:value-type="float" office:value="674500668" calcext:value-type="float">
            <text:p>674500668</text:p>
          </table:table-cell>
          <table:table-cell office:value-type="float" office:value="0" calcext:value-type="float">
            <text:p>0</text:p>
          </table:table-cell>
          <table:table-cell table:formula="of:=([.A158]/86400)+DATE(2000;1;1)" office:value-type="date" office:date-value="2021-05-16T17:17:48" calcext:value-type="date">
            <text:p>16.05.2021 17:17:48</text:p>
          </table:table-cell>
        </table:table-row>
        <table:table-row table:style-name="ro1">
          <table:table-cell office:value-type="float" office:value="674500671" calcext:value-type="float">
            <text:p>674500671</text:p>
          </table:table-cell>
          <table:table-cell office:value-type="float" office:value="0" calcext:value-type="float">
            <text:p>0</text:p>
          </table:table-cell>
          <table:table-cell table:formula="of:=([.A159]/86400)+DATE(2000;1;1)" office:value-type="date" office:date-value="2021-05-16T17:17:51" calcext:value-type="date">
            <text:p>16.05.2021 17:17:51</text:p>
          </table:table-cell>
        </table:table-row>
        <table:table-row table:style-name="ro1">
          <table:table-cell office:value-type="float" office:value="674500674" calcext:value-type="float">
            <text:p>674500674</text:p>
          </table:table-cell>
          <table:table-cell office:value-type="float" office:value="0" calcext:value-type="float">
            <text:p>0</text:p>
          </table:table-cell>
          <table:table-cell table:formula="of:=([.A160]/86400)+DATE(2000;1;1)" office:value-type="date" office:date-value="2021-05-16T17:17:54" calcext:value-type="date">
            <text:p>16.05.2021 17:17:54</text:p>
          </table:table-cell>
        </table:table-row>
        <table:table-row table:style-name="ro1">
          <table:table-cell office:value-type="float" office:value="674500677" calcext:value-type="float">
            <text:p>674500677</text:p>
          </table:table-cell>
          <table:table-cell office:value-type="float" office:value="0" calcext:value-type="float">
            <text:p>0</text:p>
          </table:table-cell>
          <table:table-cell table:formula="of:=([.A161]/86400)+DATE(2000;1;1)" office:value-type="date" office:date-value="2021-05-16T17:17:57" calcext:value-type="date">
            <text:p>16.05.2021 17:17:57</text:p>
          </table:table-cell>
        </table:table-row>
        <table:table-row table:style-name="ro1">
          <table:table-cell office:value-type="float" office:value="674500680" calcext:value-type="float">
            <text:p>674500680</text:p>
          </table:table-cell>
          <table:table-cell office:value-type="float" office:value="0" calcext:value-type="float">
            <text:p>0</text:p>
          </table:table-cell>
          <table:table-cell table:formula="of:=([.A162]/86400)+DATE(2000;1;1)" office:value-type="date" office:date-value="2021-05-16T17:18:00" calcext:value-type="date">
            <text:p>16.05.2021 17:18:00</text:p>
          </table:table-cell>
        </table:table-row>
        <table:table-row table:style-name="ro1">
          <table:table-cell office:value-type="float" office:value="674500683" calcext:value-type="float">
            <text:p>674500683</text:p>
          </table:table-cell>
          <table:table-cell office:value-type="float" office:value="0" calcext:value-type="float">
            <text:p>0</text:p>
          </table:table-cell>
          <table:table-cell table:formula="of:=([.A163]/86400)+DATE(2000;1;1)" office:value-type="date" office:date-value="2021-05-16T17:18:03" calcext:value-type="date">
            <text:p>16.05.2021 17:18:03</text:p>
          </table:table-cell>
        </table:table-row>
        <table:table-row table:style-name="ro1">
          <table:table-cell office:value-type="float" office:value="674500686" calcext:value-type="float">
            <text:p>674500686</text:p>
          </table:table-cell>
          <table:table-cell office:value-type="float" office:value="0" calcext:value-type="float">
            <text:p>0</text:p>
          </table:table-cell>
          <table:table-cell table:formula="of:=([.A164]/86400)+DATE(2000;1;1)" office:value-type="date" office:date-value="2021-05-16T17:18:06" calcext:value-type="date">
            <text:p>16.05.2021 17:18:06</text:p>
          </table:table-cell>
        </table:table-row>
        <table:table-row table:style-name="ro1">
          <table:table-cell office:value-type="float" office:value="674500689" calcext:value-type="float">
            <text:p>674500689</text:p>
          </table:table-cell>
          <table:table-cell office:value-type="float" office:value="0" calcext:value-type="float">
            <text:p>0</text:p>
          </table:table-cell>
          <table:table-cell table:formula="of:=([.A165]/86400)+DATE(2000;1;1)" office:value-type="date" office:date-value="2021-05-16T17:18:09" calcext:value-type="date">
            <text:p>16.05.2021 17:18:09</text:p>
          </table:table-cell>
        </table:table-row>
        <table:table-row table:style-name="ro1">
          <table:table-cell office:value-type="float" office:value="674500692" calcext:value-type="float">
            <text:p>674500692</text:p>
          </table:table-cell>
          <table:table-cell office:value-type="float" office:value="0" calcext:value-type="float">
            <text:p>0</text:p>
          </table:table-cell>
          <table:table-cell table:formula="of:=([.A166]/86400)+DATE(2000;1;1)" office:value-type="date" office:date-value="2021-05-16T17:18:12" calcext:value-type="date">
            <text:p>16.05.2021 17:18:12</text:p>
          </table:table-cell>
        </table:table-row>
        <table:table-row table:style-name="ro1">
          <table:table-cell office:value-type="float" office:value="674500695" calcext:value-type="float">
            <text:p>674500695</text:p>
          </table:table-cell>
          <table:table-cell office:value-type="float" office:value="0" calcext:value-type="float">
            <text:p>0</text:p>
          </table:table-cell>
          <table:table-cell table:formula="of:=([.A167]/86400)+DATE(2000;1;1)" office:value-type="date" office:date-value="2021-05-16T17:18:15" calcext:value-type="date">
            <text:p>16.05.2021 17:18:15</text:p>
          </table:table-cell>
        </table:table-row>
        <table:table-row table:style-name="ro1">
          <table:table-cell office:value-type="float" office:value="674500698" calcext:value-type="float">
            <text:p>674500698</text:p>
          </table:table-cell>
          <table:table-cell office:value-type="float" office:value="0" calcext:value-type="float">
            <text:p>0</text:p>
          </table:table-cell>
          <table:table-cell table:formula="of:=([.A168]/86400)+DATE(2000;1;1)" office:value-type="date" office:date-value="2021-05-16T17:18:18" calcext:value-type="date">
            <text:p>16.05.2021 17:18:18</text:p>
          </table:table-cell>
        </table:table-row>
        <table:table-row table:style-name="ro1">
          <table:table-cell office:value-type="float" office:value="674500701" calcext:value-type="float">
            <text:p>674500701</text:p>
          </table:table-cell>
          <table:table-cell office:value-type="float" office:value="0" calcext:value-type="float">
            <text:p>0</text:p>
          </table:table-cell>
          <table:table-cell table:formula="of:=([.A169]/86400)+DATE(2000;1;1)" office:value-type="date" office:date-value="2021-05-16T17:18:21" calcext:value-type="date">
            <text:p>16.05.2021 17:18:21</text:p>
          </table:table-cell>
        </table:table-row>
        <table:table-row table:style-name="ro1">
          <table:table-cell office:value-type="float" office:value="674500704" calcext:value-type="float">
            <text:p>674500704</text:p>
          </table:table-cell>
          <table:table-cell office:value-type="float" office:value="0" calcext:value-type="float">
            <text:p>0</text:p>
          </table:table-cell>
          <table:table-cell table:formula="of:=([.A170]/86400)+DATE(2000;1;1)" office:value-type="date" office:date-value="2021-05-16T17:18:24" calcext:value-type="date">
            <text:p>16.05.2021 17:18:24</text:p>
          </table:table-cell>
        </table:table-row>
        <table:table-row table:style-name="ro1">
          <table:table-cell office:value-type="float" office:value="674500707" calcext:value-type="float">
            <text:p>674500707</text:p>
          </table:table-cell>
          <table:table-cell office:value-type="float" office:value="0" calcext:value-type="float">
            <text:p>0</text:p>
          </table:table-cell>
          <table:table-cell table:formula="of:=([.A171]/86400)+DATE(2000;1;1)" office:value-type="date" office:date-value="2021-05-16T17:18:27" calcext:value-type="date">
            <text:p>16.05.2021 17:18:27</text:p>
          </table:table-cell>
        </table:table-row>
        <table:table-row table:style-name="ro1">
          <table:table-cell office:value-type="float" office:value="674500710" calcext:value-type="float">
            <text:p>674500710</text:p>
          </table:table-cell>
          <table:table-cell office:value-type="float" office:value="0" calcext:value-type="float">
            <text:p>0</text:p>
          </table:table-cell>
          <table:table-cell table:formula="of:=([.A172]/86400)+DATE(2000;1;1)" office:value-type="date" office:date-value="2021-05-16T17:18:30" calcext:value-type="date">
            <text:p>16.05.2021 17:18:30</text:p>
          </table:table-cell>
        </table:table-row>
        <table:table-row table:style-name="ro1">
          <table:table-cell office:value-type="float" office:value="674500713" calcext:value-type="float">
            <text:p>674500713</text:p>
          </table:table-cell>
          <table:table-cell office:value-type="float" office:value="0" calcext:value-type="float">
            <text:p>0</text:p>
          </table:table-cell>
          <table:table-cell table:formula="of:=([.A173]/86400)+DATE(2000;1;1)" office:value-type="date" office:date-value="2021-05-16T17:18:33" calcext:value-type="date">
            <text:p>16.05.2021 17:18:33</text:p>
          </table:table-cell>
        </table:table-row>
        <table:table-row table:style-name="ro1">
          <table:table-cell office:value-type="float" office:value="674500716" calcext:value-type="float">
            <text:p>674500716</text:p>
          </table:table-cell>
          <table:table-cell office:value-type="float" office:value="0" calcext:value-type="float">
            <text:p>0</text:p>
          </table:table-cell>
          <table:table-cell table:formula="of:=([.A174]/86400)+DATE(2000;1;1)" office:value-type="date" office:date-value="2021-05-16T17:18:36" calcext:value-type="date">
            <text:p>16.05.2021 17:18:36</text:p>
          </table:table-cell>
        </table:table-row>
        <table:table-row table:style-name="ro1">
          <table:table-cell office:value-type="float" office:value="674500719" calcext:value-type="float">
            <text:p>674500719</text:p>
          </table:table-cell>
          <table:table-cell office:value-type="float" office:value="0" calcext:value-type="float">
            <text:p>0</text:p>
          </table:table-cell>
          <table:table-cell table:formula="of:=([.A175]/86400)+DATE(2000;1;1)" office:value-type="date" office:date-value="2021-05-16T17:18:39" calcext:value-type="date">
            <text:p>16.05.2021 17:18:39</text:p>
          </table:table-cell>
        </table:table-row>
        <table:table-row table:style-name="ro1">
          <table:table-cell office:value-type="float" office:value="674500722" calcext:value-type="float">
            <text:p>674500722</text:p>
          </table:table-cell>
          <table:table-cell office:value-type="float" office:value="0" calcext:value-type="float">
            <text:p>0</text:p>
          </table:table-cell>
          <table:table-cell table:formula="of:=([.A176]/86400)+DATE(2000;1;1)" office:value-type="date" office:date-value="2021-05-16T17:18:42" calcext:value-type="date">
            <text:p>16.05.2021 17:18:42</text:p>
          </table:table-cell>
        </table:table-row>
        <table:table-row table:style-name="ro1">
          <table:table-cell office:value-type="float" office:value="674500725" calcext:value-type="float">
            <text:p>674500725</text:p>
          </table:table-cell>
          <table:table-cell office:value-type="float" office:value="7279" calcext:value-type="float">
            <text:p>7279</text:p>
          </table:table-cell>
          <table:table-cell table:formula="of:=([.A177]/86400)+DATE(2000;1;1)" office:value-type="date" office:date-value="2021-05-16T17:18:45" calcext:value-type="date">
            <text:p>16.05.2021 17:18:45</text:p>
          </table:table-cell>
        </table:table-row>
        <table:table-row table:style-name="ro1">
          <table:table-cell office:value-type="float" office:value="674500728" calcext:value-type="float">
            <text:p>674500728</text:p>
          </table:table-cell>
          <table:table-cell office:value-type="float" office:value="7329" calcext:value-type="float">
            <text:p>7329</text:p>
          </table:table-cell>
          <table:table-cell table:formula="of:=([.A178]/86400)+DATE(2000;1;1)" office:value-type="date" office:date-value="2021-05-16T17:18:48" calcext:value-type="date">
            <text:p>16.05.2021 17:18:48</text:p>
          </table:table-cell>
        </table:table-row>
        <table:table-row table:style-name="ro1">
          <table:table-cell office:value-type="float" office:value="674500731" calcext:value-type="float">
            <text:p>674500731</text:p>
          </table:table-cell>
          <table:table-cell office:value-type="float" office:value="7309" calcext:value-type="float">
            <text:p>7309</text:p>
          </table:table-cell>
          <table:table-cell table:formula="of:=([.A179]/86400)+DATE(2000;1;1)" office:value-type="date" office:date-value="2021-05-16T17:18:51" calcext:value-type="date">
            <text:p>16.05.2021 17:18:51</text:p>
          </table:table-cell>
        </table:table-row>
        <table:table-row table:style-name="ro1">
          <table:table-cell office:value-type="float" office:value="674500734" calcext:value-type="float">
            <text:p>674500734</text:p>
          </table:table-cell>
          <table:table-cell office:value-type="float" office:value="3" calcext:value-type="float">
            <text:p>3</text:p>
          </table:table-cell>
          <table:table-cell table:formula="of:=([.A180]/86400)+DATE(2000;1;1)" office:value-type="date" office:date-value="2021-05-16T17:18:54" calcext:value-type="date">
            <text:p>16.05.2021 17:18:54</text:p>
          </table:table-cell>
        </table:table-row>
        <table:table-row table:style-name="ro1">
          <table:table-cell office:value-type="float" office:value="674500737" calcext:value-type="float">
            <text:p>674500737</text:p>
          </table:table-cell>
          <table:table-cell office:value-type="float" office:value="1" calcext:value-type="float">
            <text:p>1</text:p>
          </table:table-cell>
          <table:table-cell table:formula="of:=([.A181]/86400)+DATE(2000;1;1)" office:value-type="date" office:date-value="2021-05-16T17:18:57" calcext:value-type="date">
            <text:p>16.05.2021 17:18:57</text:p>
          </table:table-cell>
        </table:table-row>
        <table:table-row table:style-name="ro1">
          <table:table-cell office:value-type="float" office:value="674500740" calcext:value-type="float">
            <text:p>674500740</text:p>
          </table:table-cell>
          <table:table-cell office:value-type="float" office:value="1" calcext:value-type="float">
            <text:p>1</text:p>
          </table:table-cell>
          <table:table-cell table:formula="of:=([.A182]/86400)+DATE(2000;1;1)" office:value-type="date" office:date-value="2021-05-16T17:19:00" calcext:value-type="date">
            <text:p>16.05.2021 17:19:00</text:p>
          </table:table-cell>
        </table:table-row>
        <table:table-row table:style-name="ro1">
          <table:table-cell office:value-type="float" office:value="674500743" calcext:value-type="float">
            <text:p>674500743</text:p>
          </table:table-cell>
          <table:table-cell office:value-type="float" office:value="1" calcext:value-type="float">
            <text:p>1</text:p>
          </table:table-cell>
          <table:table-cell table:formula="of:=([.A183]/86400)+DATE(2000;1;1)" office:value-type="date" office:date-value="2021-05-16T17:19:03" calcext:value-type="date">
            <text:p>16.05.2021 17:19:03</text:p>
          </table:table-cell>
        </table:table-row>
        <table:table-row table:style-name="ro1">
          <table:table-cell office:value-type="float" office:value="674500746" calcext:value-type="float">
            <text:p>674500746</text:p>
          </table:table-cell>
          <table:table-cell office:value-type="float" office:value="0" calcext:value-type="float">
            <text:p>0</text:p>
          </table:table-cell>
          <table:table-cell table:formula="of:=([.A184]/86400)+DATE(2000;1;1)" office:value-type="date" office:date-value="2021-05-16T17:19:06" calcext:value-type="date">
            <text:p>16.05.2021 17:19:06</text:p>
          </table:table-cell>
        </table:table-row>
        <table:table-row table:style-name="ro1">
          <table:table-cell office:value-type="float" office:value="674500749" calcext:value-type="float">
            <text:p>674500749</text:p>
          </table:table-cell>
          <table:table-cell office:value-type="float" office:value="0" calcext:value-type="float">
            <text:p>0</text:p>
          </table:table-cell>
          <table:table-cell table:formula="of:=([.A185]/86400)+DATE(2000;1;1)" office:value-type="date" office:date-value="2021-05-16T17:19:09" calcext:value-type="date">
            <text:p>16.05.2021 17:19:09</text:p>
          </table:table-cell>
        </table:table-row>
        <table:table-row table:style-name="ro1">
          <table:table-cell office:value-type="float" office:value="674500752" calcext:value-type="float">
            <text:p>674500752</text:p>
          </table:table-cell>
          <table:table-cell office:value-type="float" office:value="0" calcext:value-type="float">
            <text:p>0</text:p>
          </table:table-cell>
          <table:table-cell table:formula="of:=([.A186]/86400)+DATE(2000;1;1)" office:value-type="date" office:date-value="2021-05-16T17:19:12" calcext:value-type="date">
            <text:p>16.05.2021 17:19:12</text:p>
          </table:table-cell>
        </table:table-row>
        <table:table-row table:style-name="ro1">
          <table:table-cell office:value-type="float" office:value="674500755" calcext:value-type="float">
            <text:p>674500755</text:p>
          </table:table-cell>
          <table:table-cell office:value-type="float" office:value="0" calcext:value-type="float">
            <text:p>0</text:p>
          </table:table-cell>
          <table:table-cell table:formula="of:=([.A187]/86400)+DATE(2000;1;1)" office:value-type="date" office:date-value="2021-05-16T17:19:15" calcext:value-type="date">
            <text:p>16.05.2021 17:19:15</text:p>
          </table:table-cell>
        </table:table-row>
        <table:table-row table:style-name="ro1">
          <table:table-cell office:value-type="float" office:value="674500761" calcext:value-type="float">
            <text:p>674500761</text:p>
          </table:table-cell>
          <table:table-cell office:value-type="float" office:value="0" calcext:value-type="float">
            <text:p>0</text:p>
          </table:table-cell>
          <table:table-cell table:formula="of:=([.A188]/86400)+DATE(2000;1;1)" office:value-type="date" office:date-value="2021-05-16T17:19:21" calcext:value-type="date">
            <text:p>16.05.2021 17:19:21</text:p>
          </table:table-cell>
        </table:table-row>
        <table:table-row table:style-name="ro1">
          <table:table-cell office:value-type="float" office:value="674500764" calcext:value-type="float">
            <text:p>674500764</text:p>
          </table:table-cell>
          <table:table-cell office:value-type="float" office:value="0" calcext:value-type="float">
            <text:p>0</text:p>
          </table:table-cell>
          <table:table-cell table:formula="of:=([.A189]/86400)+DATE(2000;1;1)" office:value-type="date" office:date-value="2021-05-16T17:19:24" calcext:value-type="date">
            <text:p>16.05.2021 17:19:24</text:p>
          </table:table-cell>
        </table:table-row>
        <table:table-row table:style-name="ro1">
          <table:table-cell office:value-type="float" office:value="674500770" calcext:value-type="float">
            <text:p>674500770</text:p>
          </table:table-cell>
          <table:table-cell office:value-type="float" office:value="0" calcext:value-type="float">
            <text:p>0</text:p>
          </table:table-cell>
          <table:table-cell table:formula="of:=([.A190]/86400)+DATE(2000;1;1)" office:value-type="date" office:date-value="2021-05-16T17:19:30" calcext:value-type="date">
            <text:p>16.05.2021 17:19:30</text:p>
          </table:table-cell>
        </table:table-row>
        <table:table-row table:style-name="ro1">
          <table:table-cell office:value-type="float" office:value="674500773" calcext:value-type="float">
            <text:p>674500773</text:p>
          </table:table-cell>
          <table:table-cell office:value-type="float" office:value="0" calcext:value-type="float">
            <text:p>0</text:p>
          </table:table-cell>
          <table:table-cell table:formula="of:=([.A191]/86400)+DATE(2000;1;1)" office:value-type="date" office:date-value="2021-05-16T17:19:33" calcext:value-type="date">
            <text:p>16.05.2021 17:19:33</text:p>
          </table:table-cell>
        </table:table-row>
        <table:table-row table:style-name="ro1">
          <table:table-cell office:value-type="float" office:value="674500776" calcext:value-type="float">
            <text:p>674500776</text:p>
          </table:table-cell>
          <table:table-cell office:value-type="float" office:value="0" calcext:value-type="float">
            <text:p>0</text:p>
          </table:table-cell>
          <table:table-cell table:formula="of:=([.A192]/86400)+DATE(2000;1;1)" office:value-type="date" office:date-value="2021-05-16T17:19:36" calcext:value-type="date">
            <text:p>16.05.2021 17:19:36</text:p>
          </table:table-cell>
        </table:table-row>
        <table:table-row table:style-name="ro1">
          <table:table-cell office:value-type="float" office:value="674500779" calcext:value-type="float">
            <text:p>674500779</text:p>
          </table:table-cell>
          <table:table-cell office:value-type="float" office:value="0" calcext:value-type="float">
            <text:p>0</text:p>
          </table:table-cell>
          <table:table-cell table:formula="of:=([.A193]/86400)+DATE(2000;1;1)" office:value-type="date" office:date-value="2021-05-16T17:19:39" calcext:value-type="date">
            <text:p>16.05.2021 17:19:39</text:p>
          </table:table-cell>
        </table:table-row>
        <table:table-row table:style-name="ro1">
          <table:table-cell office:value-type="float" office:value="674500782" calcext:value-type="float">
            <text:p>674500782</text:p>
          </table:table-cell>
          <table:table-cell office:value-type="float" office:value="0" calcext:value-type="float">
            <text:p>0</text:p>
          </table:table-cell>
          <table:table-cell table:formula="of:=([.A194]/86400)+DATE(2000;1;1)" office:value-type="date" office:date-value="2021-05-16T17:19:42" calcext:value-type="date">
            <text:p>16.05.2021 17:19:42</text:p>
          </table:table-cell>
        </table:table-row>
        <table:table-row table:style-name="ro1">
          <table:table-cell office:value-type="float" office:value="674500785" calcext:value-type="float">
            <text:p>674500785</text:p>
          </table:table-cell>
          <table:table-cell office:value-type="float" office:value="0" calcext:value-type="float">
            <text:p>0</text:p>
          </table:table-cell>
          <table:table-cell table:formula="of:=([.A195]/86400)+DATE(2000;1;1)" office:value-type="date" office:date-value="2021-05-16T17:19:45" calcext:value-type="date">
            <text:p>16.05.2021 17:19:45</text:p>
          </table:table-cell>
        </table:table-row>
        <table:table-row table:style-name="ro1">
          <table:table-cell office:value-type="float" office:value="674500788" calcext:value-type="float">
            <text:p>674500788</text:p>
          </table:table-cell>
          <table:table-cell office:value-type="float" office:value="0" calcext:value-type="float">
            <text:p>0</text:p>
          </table:table-cell>
          <table:table-cell table:formula="of:=([.A196]/86400)+DATE(2000;1;1)" office:value-type="date" office:date-value="2021-05-16T17:19:48" calcext:value-type="date">
            <text:p>16.05.2021 17:19:48</text:p>
          </table:table-cell>
        </table:table-row>
        <table:table-row table:style-name="ro1">
          <table:table-cell office:value-type="float" office:value="674500791" calcext:value-type="float">
            <text:p>674500791</text:p>
          </table:table-cell>
          <table:table-cell office:value-type="float" office:value="0" calcext:value-type="float">
            <text:p>0</text:p>
          </table:table-cell>
          <table:table-cell table:formula="of:=([.A197]/86400)+DATE(2000;1;1)" office:value-type="date" office:date-value="2021-05-16T17:19:51" calcext:value-type="date">
            <text:p>16.05.2021 17:19:51</text:p>
          </table:table-cell>
        </table:table-row>
        <table:table-row table:style-name="ro1">
          <table:table-cell office:value-type="float" office:value="674500794" calcext:value-type="float">
            <text:p>674500794</text:p>
          </table:table-cell>
          <table:table-cell office:value-type="float" office:value="0" calcext:value-type="float">
            <text:p>0</text:p>
          </table:table-cell>
          <table:table-cell table:formula="of:=([.A198]/86400)+DATE(2000;1;1)" office:value-type="date" office:date-value="2021-05-16T17:19:54" calcext:value-type="date">
            <text:p>16.05.2021 17:19:54</text:p>
          </table:table-cell>
        </table:table-row>
        <table:table-row table:style-name="ro1">
          <table:table-cell office:value-type="float" office:value="674500797" calcext:value-type="float">
            <text:p>674500797</text:p>
          </table:table-cell>
          <table:table-cell office:value-type="float" office:value="0" calcext:value-type="float">
            <text:p>0</text:p>
          </table:table-cell>
          <table:table-cell table:formula="of:=([.A199]/86400)+DATE(2000;1;1)" office:value-type="date" office:date-value="2021-05-16T17:19:57" calcext:value-type="date">
            <text:p>16.05.2021 17:19:57</text:p>
          </table:table-cell>
        </table:table-row>
        <table:table-row table:style-name="ro1">
          <table:table-cell office:value-type="float" office:value="674500800" calcext:value-type="float">
            <text:p>674500800</text:p>
          </table:table-cell>
          <table:table-cell office:value-type="float" office:value="0" calcext:value-type="float">
            <text:p>0</text:p>
          </table:table-cell>
          <table:table-cell table:formula="of:=([.A200]/86400)+DATE(2000;1;1)" office:value-type="date" office:date-value="2021-05-16T17:20:00" calcext:value-type="date">
            <text:p>16.05.2021 17:20:00</text:p>
          </table:table-cell>
        </table:table-row>
        <table:table-row table:style-name="ro1">
          <table:table-cell office:value-type="float" office:value="674500803" calcext:value-type="float">
            <text:p>674500803</text:p>
          </table:table-cell>
          <table:table-cell office:value-type="float" office:value="0" calcext:value-type="float">
            <text:p>0</text:p>
          </table:table-cell>
          <table:table-cell table:formula="of:=([.A201]/86400)+DATE(2000;1;1)" office:value-type="date" office:date-value="2021-05-16T17:20:03" calcext:value-type="date">
            <text:p>16.05.2021 17:20:03</text:p>
          </table:table-cell>
        </table:table-row>
        <table:table-row table:style-name="ro1">
          <table:table-cell office:value-type="float" office:value="674500806" calcext:value-type="float">
            <text:p>674500806</text:p>
          </table:table-cell>
          <table:table-cell office:value-type="float" office:value="0" calcext:value-type="float">
            <text:p>0</text:p>
          </table:table-cell>
          <table:table-cell table:formula="of:=([.A202]/86400)+DATE(2000;1;1)" office:value-type="date" office:date-value="2021-05-16T17:20:06" calcext:value-type="date">
            <text:p>16.05.2021 17:20:06</text:p>
          </table:table-cell>
        </table:table-row>
        <table:table-row table:style-name="ro1">
          <table:table-cell office:value-type="float" office:value="674500809" calcext:value-type="float">
            <text:p>674500809</text:p>
          </table:table-cell>
          <table:table-cell office:value-type="float" office:value="0" calcext:value-type="float">
            <text:p>0</text:p>
          </table:table-cell>
          <table:table-cell table:formula="of:=([.A203]/86400)+DATE(2000;1;1)" office:value-type="date" office:date-value="2021-05-16T17:20:09" calcext:value-type="date">
            <text:p>16.05.2021 17:20:09</text:p>
          </table:table-cell>
        </table:table-row>
        <table:table-row table:style-name="ro1">
          <table:table-cell office:value-type="float" office:value="674500812" calcext:value-type="float">
            <text:p>674500812</text:p>
          </table:table-cell>
          <table:table-cell office:value-type="float" office:value="0" calcext:value-type="float">
            <text:p>0</text:p>
          </table:table-cell>
          <table:table-cell table:formula="of:=([.A204]/86400)+DATE(2000;1;1)" office:value-type="date" office:date-value="2021-05-16T17:20:12" calcext:value-type="date">
            <text:p>16.05.2021 17:20:12</text:p>
          </table:table-cell>
        </table:table-row>
        <table:table-row table:style-name="ro1">
          <table:table-cell office:value-type="float" office:value="674500815" calcext:value-type="float">
            <text:p>674500815</text:p>
          </table:table-cell>
          <table:table-cell office:value-type="float" office:value="0" calcext:value-type="float">
            <text:p>0</text:p>
          </table:table-cell>
          <table:table-cell table:formula="of:=([.A205]/86400)+DATE(2000;1;1)" office:value-type="date" office:date-value="2021-05-16T17:20:15" calcext:value-type="date">
            <text:p>16.05.2021 17:20:15</text:p>
          </table:table-cell>
        </table:table-row>
        <table:table-row table:style-name="ro1">
          <table:table-cell office:value-type="float" office:value="674500818" calcext:value-type="float">
            <text:p>674500818</text:p>
          </table:table-cell>
          <table:table-cell office:value-type="float" office:value="-1" calcext:value-type="float">
            <text:p>-1</text:p>
          </table:table-cell>
          <table:table-cell table:formula="of:=([.A206]/86400)+DATE(2000;1;1)" office:value-type="date" office:date-value="2021-05-16T17:20:18" calcext:value-type="date">
            <text:p>16.05.2021 17:20:18</text:p>
          </table:table-cell>
        </table:table-row>
        <table:table-row table:style-name="ro1">
          <table:table-cell office:value-type="float" office:value="674500821" calcext:value-type="float">
            <text:p>674500821</text:p>
          </table:table-cell>
          <table:table-cell office:value-type="float" office:value="0" calcext:value-type="float">
            <text:p>0</text:p>
          </table:table-cell>
          <table:table-cell table:formula="of:=([.A207]/86400)+DATE(2000;1;1)" office:value-type="date" office:date-value="2021-05-16T17:20:21" calcext:value-type="date">
            <text:p>16.05.2021 17:20:21</text:p>
          </table:table-cell>
        </table:table-row>
        <table:table-row table:style-name="ro1">
          <table:table-cell office:value-type="float" office:value="674500824" calcext:value-type="float">
            <text:p>674500824</text:p>
          </table:table-cell>
          <table:table-cell office:value-type="float" office:value="0" calcext:value-type="float">
            <text:p>0</text:p>
          </table:table-cell>
          <table:table-cell table:formula="of:=([.A208]/86400)+DATE(2000;1;1)" office:value-type="date" office:date-value="2021-05-16T17:20:24" calcext:value-type="date">
            <text:p>16.05.2021 17:20:24</text:p>
          </table:table-cell>
        </table:table-row>
        <table:table-row table:style-name="ro1">
          <table:table-cell office:value-type="float" office:value="674500827" calcext:value-type="float">
            <text:p>674500827</text:p>
          </table:table-cell>
          <table:table-cell office:value-type="float" office:value="0" calcext:value-type="float">
            <text:p>0</text:p>
          </table:table-cell>
          <table:table-cell table:formula="of:=([.A209]/86400)+DATE(2000;1;1)" office:value-type="date" office:date-value="2021-05-16T17:20:27" calcext:value-type="date">
            <text:p>16.05.2021 17:20:27</text:p>
          </table:table-cell>
        </table:table-row>
        <table:table-row table:style-name="ro1">
          <table:table-cell office:value-type="float" office:value="674501188" calcext:value-type="float">
            <text:p>674501188</text:p>
          </table:table-cell>
          <table:table-cell office:value-type="float" office:value="0" calcext:value-type="float">
            <text:p>0</text:p>
          </table:table-cell>
          <table:table-cell table:formula="of:=([.A210]/86400)+DATE(2000;1;1)" office:value-type="date" office:date-value="2021-05-16T17:26:28" calcext:value-type="date">
            <text:p>16.05.2021 17:26:28</text:p>
          </table:table-cell>
        </table:table-row>
        <table:table-row table:style-name="ro1">
          <table:table-cell office:value-type="float" office:value="674501191" calcext:value-type="float">
            <text:p>674501191</text:p>
          </table:table-cell>
          <table:table-cell office:value-type="float" office:value="0" calcext:value-type="float">
            <text:p>0</text:p>
          </table:table-cell>
          <table:table-cell table:formula="of:=([.A211]/86400)+DATE(2000;1;1)" office:value-type="date" office:date-value="2021-05-16T17:26:31" calcext:value-type="date">
            <text:p>16.05.2021 17:26:31</text:p>
          </table:table-cell>
        </table:table-row>
        <table:table-row table:style-name="ro1">
          <table:table-cell office:value-type="float" office:value="674501194" calcext:value-type="float">
            <text:p>674501194</text:p>
          </table:table-cell>
          <table:table-cell office:value-type="float" office:value="0" calcext:value-type="float">
            <text:p>0</text:p>
          </table:table-cell>
          <table:table-cell table:formula="of:=([.A212]/86400)+DATE(2000;1;1)" office:value-type="date" office:date-value="2021-05-16T17:26:34" calcext:value-type="date">
            <text:p>16.05.2021 17:26:34</text:p>
          </table:table-cell>
        </table:table-row>
        <table:table-row table:style-name="ro1">
          <table:table-cell office:value-type="float" office:value="674501197" calcext:value-type="float">
            <text:p>674501197</text:p>
          </table:table-cell>
          <table:table-cell office:value-type="float" office:value="0" calcext:value-type="float">
            <text:p>0</text:p>
          </table:table-cell>
          <table:table-cell table:formula="of:=([.A213]/86400)+DATE(2000;1;1)" office:value-type="date" office:date-value="2021-05-16T17:26:37" calcext:value-type="date">
            <text:p>16.05.2021 17:26:37</text:p>
          </table:table-cell>
        </table:table-row>
        <table:table-row table:style-name="ro1">
          <table:table-cell office:value-type="float" office:value="674501200" calcext:value-type="float">
            <text:p>674501200</text:p>
          </table:table-cell>
          <table:table-cell office:value-type="float" office:value="0" calcext:value-type="float">
            <text:p>0</text:p>
          </table:table-cell>
          <table:table-cell table:formula="of:=([.A214]/86400)+DATE(2000;1;1)" office:value-type="date" office:date-value="2021-05-16T17:26:40" calcext:value-type="date">
            <text:p>16.05.2021 17:26:40</text:p>
          </table:table-cell>
        </table:table-row>
        <table:table-row table:style-name="ro1">
          <table:table-cell office:value-type="float" office:value="674501203" calcext:value-type="float">
            <text:p>674501203</text:p>
          </table:table-cell>
          <table:table-cell office:value-type="float" office:value="0" calcext:value-type="float">
            <text:p>0</text:p>
          </table:table-cell>
          <table:table-cell table:formula="of:=([.A215]/86400)+DATE(2000;1;1)" office:value-type="date" office:date-value="2021-05-16T17:26:43" calcext:value-type="date">
            <text:p>16.05.2021 17:26:43</text:p>
          </table:table-cell>
        </table:table-row>
        <table:table-row table:style-name="ro1">
          <table:table-cell office:value-type="float" office:value="674501206" calcext:value-type="float">
            <text:p>674501206</text:p>
          </table:table-cell>
          <table:table-cell office:value-type="float" office:value="0" calcext:value-type="float">
            <text:p>0</text:p>
          </table:table-cell>
          <table:table-cell table:formula="of:=([.A216]/86400)+DATE(2000;1;1)" office:value-type="date" office:date-value="2021-05-16T17:26:46" calcext:value-type="date">
            <text:p>16.05.2021 17:26:46</text:p>
          </table:table-cell>
        </table:table-row>
        <table:table-row table:style-name="ro1">
          <table:table-cell office:value-type="float" office:value="674501209" calcext:value-type="float">
            <text:p>674501209</text:p>
          </table:table-cell>
          <table:table-cell office:value-type="float" office:value="-5" calcext:value-type="float">
            <text:p>-5</text:p>
          </table:table-cell>
          <table:table-cell table:formula="of:=([.A217]/86400)+DATE(2000;1;1)" office:value-type="date" office:date-value="2021-05-16T17:26:49" calcext:value-type="date">
            <text:p>16.05.2021 17:26:49</text:p>
          </table:table-cell>
        </table:table-row>
        <table:table-row table:style-name="ro1">
          <table:table-cell office:value-type="float" office:value="674501212" calcext:value-type="float">
            <text:p>674501212</text:p>
          </table:table-cell>
          <table:table-cell office:value-type="float" office:value="-5" calcext:value-type="float">
            <text:p>-5</text:p>
          </table:table-cell>
          <table:table-cell table:formula="of:=([.A218]/86400)+DATE(2000;1;1)" office:value-type="date" office:date-value="2021-05-16T17:26:52" calcext:value-type="date">
            <text:p>16.05.2021 17:26:52</text:p>
          </table:table-cell>
        </table:table-row>
        <table:table-row table:style-name="ro1">
          <table:table-cell office:value-type="float" office:value="674501215" calcext:value-type="float">
            <text:p>674501215</text:p>
          </table:table-cell>
          <table:table-cell office:value-type="float" office:value="-5" calcext:value-type="float">
            <text:p>-5</text:p>
          </table:table-cell>
          <table:table-cell table:formula="of:=([.A219]/86400)+DATE(2000;1;1)" office:value-type="date" office:date-value="2021-05-16T17:26:55" calcext:value-type="date">
            <text:p>16.05.2021 17:26:55</text:p>
          </table:table-cell>
        </table:table-row>
        <table:table-row table:style-name="ro1">
          <table:table-cell office:value-type="float" office:value="674501218" calcext:value-type="float">
            <text:p>674501218</text:p>
          </table:table-cell>
          <table:table-cell office:value-type="float" office:value="-4" calcext:value-type="float">
            <text:p>-4</text:p>
          </table:table-cell>
          <table:table-cell table:formula="of:=([.A220]/86400)+DATE(2000;1;1)" office:value-type="date" office:date-value="2021-05-16T17:26:58" calcext:value-type="date">
            <text:p>16.05.2021 17:26:58</text:p>
          </table:table-cell>
        </table:table-row>
        <table:table-row table:style-name="ro1">
          <table:table-cell office:value-type="float" office:value="674501221" calcext:value-type="float">
            <text:p>674501221</text:p>
          </table:table-cell>
          <table:table-cell office:value-type="float" office:value="-4" calcext:value-type="float">
            <text:p>-4</text:p>
          </table:table-cell>
          <table:table-cell table:formula="of:=([.A221]/86400)+DATE(2000;1;1)" office:value-type="date" office:date-value="2021-05-16T17:27:01" calcext:value-type="date">
            <text:p>16.05.2021 17:27:01</text:p>
          </table:table-cell>
        </table:table-row>
        <table:table-row table:style-name="ro1">
          <table:table-cell office:value-type="float" office:value="674501224" calcext:value-type="float">
            <text:p>674501224</text:p>
          </table:table-cell>
          <table:table-cell office:value-type="float" office:value="-4" calcext:value-type="float">
            <text:p>-4</text:p>
          </table:table-cell>
          <table:table-cell table:formula="of:=([.A222]/86400)+DATE(2000;1;1)" office:value-type="date" office:date-value="2021-05-16T17:27:04" calcext:value-type="date">
            <text:p>16.05.2021 17:27:04</text:p>
          </table:table-cell>
        </table:table-row>
        <table:table-row table:style-name="ro1">
          <table:table-cell office:value-type="float" office:value="674501233" calcext:value-type="float">
            <text:p>674501233</text:p>
          </table:table-cell>
          <table:table-cell office:value-type="float" office:value="0" calcext:value-type="float">
            <text:p>0</text:p>
          </table:table-cell>
          <table:table-cell table:formula="of:=([.A223]/86400)+DATE(2000;1;1)" office:value-type="date" office:date-value="2021-05-16T17:27:13" calcext:value-type="date">
            <text:p>16.05.2021 17:27:13</text:p>
          </table:table-cell>
        </table:table-row>
        <table:table-row table:style-name="ro1">
          <table:table-cell office:value-type="float" office:value="674501236" calcext:value-type="float">
            <text:p>674501236</text:p>
          </table:table-cell>
          <table:table-cell office:value-type="float" office:value="0" calcext:value-type="float">
            <text:p>0</text:p>
          </table:table-cell>
          <table:table-cell table:formula="of:=([.A224]/86400)+DATE(2000;1;1)" office:value-type="date" office:date-value="2021-05-16T17:27:16" calcext:value-type="date">
            <text:p>16.05.2021 17:27:16</text:p>
          </table:table-cell>
        </table:table-row>
        <table:table-row table:style-name="ro1">
          <table:table-cell office:value-type="float" office:value="674501239" calcext:value-type="float">
            <text:p>674501239</text:p>
          </table:table-cell>
          <table:table-cell office:value-type="float" office:value="0" calcext:value-type="float">
            <text:p>0</text:p>
          </table:table-cell>
          <table:table-cell table:formula="of:=([.A225]/86400)+DATE(2000;1;1)" office:value-type="date" office:date-value="2021-05-16T17:27:19" calcext:value-type="date">
            <text:p>16.05.2021 17:27:19</text:p>
          </table:table-cell>
        </table:table-row>
        <table:table-row table:style-name="ro1">
          <table:table-cell office:value-type="float" office:value="674501242" calcext:value-type="float">
            <text:p>674501242</text:p>
          </table:table-cell>
          <table:table-cell office:value-type="float" office:value="0" calcext:value-type="float">
            <text:p>0</text:p>
          </table:table-cell>
          <table:table-cell table:formula="of:=([.A226]/86400)+DATE(2000;1;1)" office:value-type="date" office:date-value="2021-05-16T17:27:22" calcext:value-type="date">
            <text:p>16.05.2021 17:27:22</text:p>
          </table:table-cell>
        </table:table-row>
        <table:table-row table:style-name="ro1">
          <table:table-cell office:value-type="float" office:value="674501245" calcext:value-type="float">
            <text:p>674501245</text:p>
          </table:table-cell>
          <table:table-cell office:value-type="float" office:value="0" calcext:value-type="float">
            <text:p>0</text:p>
          </table:table-cell>
          <table:table-cell table:formula="of:=([.A227]/86400)+DATE(2000;1;1)" office:value-type="date" office:date-value="2021-05-16T17:27:25" calcext:value-type="date">
            <text:p>16.05.2021 17:27:25</text:p>
          </table:table-cell>
        </table:table-row>
        <table:table-row table:style-name="ro1">
          <table:table-cell office:value-type="float" office:value="674501248" calcext:value-type="float">
            <text:p>674501248</text:p>
          </table:table-cell>
          <table:table-cell office:value-type="float" office:value="0" calcext:value-type="float">
            <text:p>0</text:p>
          </table:table-cell>
          <table:table-cell table:formula="of:=([.A228]/86400)+DATE(2000;1;1)" office:value-type="date" office:date-value="2021-05-16T17:27:28" calcext:value-type="date">
            <text:p>16.05.2021 17:27:28</text:p>
          </table:table-cell>
        </table:table-row>
        <table:table-row table:style-name="ro1">
          <table:table-cell office:value-type="float" office:value="674501251" calcext:value-type="float">
            <text:p>674501251</text:p>
          </table:table-cell>
          <table:table-cell office:value-type="float" office:value="0" calcext:value-type="float">
            <text:p>0</text:p>
          </table:table-cell>
          <table:table-cell table:formula="of:=([.A229]/86400)+DATE(2000;1;1)" office:value-type="date" office:date-value="2021-05-16T17:27:31" calcext:value-type="date">
            <text:p>16.05.2021 17:27:31</text:p>
          </table:table-cell>
        </table:table-row>
        <table:table-row table:style-name="ro1">
          <table:table-cell office:value-type="float" office:value="674501254" calcext:value-type="float">
            <text:p>674501254</text:p>
          </table:table-cell>
          <table:table-cell office:value-type="float" office:value="0" calcext:value-type="float">
            <text:p>0</text:p>
          </table:table-cell>
          <table:table-cell table:formula="of:=([.A230]/86400)+DATE(2000;1;1)" office:value-type="date" office:date-value="2021-05-16T17:27:34" calcext:value-type="date">
            <text:p>16.05.2021 17:27:34</text:p>
          </table:table-cell>
        </table:table-row>
        <table:table-row table:style-name="ro1">
          <table:table-cell office:value-type="float" office:value="674501257" calcext:value-type="float">
            <text:p>674501257</text:p>
          </table:table-cell>
          <table:table-cell office:value-type="float" office:value="0" calcext:value-type="float">
            <text:p>0</text:p>
          </table:table-cell>
          <table:table-cell table:formula="of:=([.A231]/86400)+DATE(2000;1;1)" office:value-type="date" office:date-value="2021-05-16T17:27:37" calcext:value-type="date">
            <text:p>16.05.2021 17:27:37</text:p>
          </table:table-cell>
        </table:table-row>
        <table:table-row table:style-name="ro1">
          <table:table-cell office:value-type="float" office:value="674501260" calcext:value-type="float">
            <text:p>674501260</text:p>
          </table:table-cell>
          <table:table-cell office:value-type="float" office:value="0" calcext:value-type="float">
            <text:p>0</text:p>
          </table:table-cell>
          <table:table-cell table:formula="of:=([.A232]/86400)+DATE(2000;1;1)" office:value-type="date" office:date-value="2021-05-16T17:27:40" calcext:value-type="date">
            <text:p>16.05.2021 17:27:40</text:p>
          </table:table-cell>
        </table:table-row>
        <table:table-row table:style-name="ro1">
          <table:table-cell office:value-type="float" office:value="674501263" calcext:value-type="float">
            <text:p>674501263</text:p>
          </table:table-cell>
          <table:table-cell office:value-type="float" office:value="0" calcext:value-type="float">
            <text:p>0</text:p>
          </table:table-cell>
          <table:table-cell table:formula="of:=([.A233]/86400)+DATE(2000;1;1)" office:value-type="date" office:date-value="2021-05-16T17:27:43" calcext:value-type="date">
            <text:p>16.05.2021 17:27:43</text:p>
          </table:table-cell>
        </table:table-row>
        <table:table-row table:style-name="ro1">
          <table:table-cell office:value-type="float" office:value="674501266" calcext:value-type="float">
            <text:p>674501266</text:p>
          </table:table-cell>
          <table:table-cell office:value-type="float" office:value="-1" calcext:value-type="float">
            <text:p>-1</text:p>
          </table:table-cell>
          <table:table-cell table:formula="of:=([.A234]/86400)+DATE(2000;1;1)" office:value-type="date" office:date-value="2021-05-16T17:27:46" calcext:value-type="date">
            <text:p>16.05.2021 17:27:46</text:p>
          </table:table-cell>
        </table:table-row>
        <table:table-row table:style-name="ro1">
          <table:table-cell office:value-type="float" office:value="674501269" calcext:value-type="float">
            <text:p>674501269</text:p>
          </table:table-cell>
          <table:table-cell office:value-type="float" office:value="0" calcext:value-type="float">
            <text:p>0</text:p>
          </table:table-cell>
          <table:table-cell table:formula="of:=([.A235]/86400)+DATE(2000;1;1)" office:value-type="date" office:date-value="2021-05-16T17:27:49" calcext:value-type="date">
            <text:p>16.05.2021 17:27:49</text:p>
          </table:table-cell>
        </table:table-row>
        <table:table-row table:style-name="ro1">
          <table:table-cell office:value-type="float" office:value="674501272" calcext:value-type="float">
            <text:p>674501272</text:p>
          </table:table-cell>
          <table:table-cell office:value-type="float" office:value="0" calcext:value-type="float">
            <text:p>0</text:p>
          </table:table-cell>
          <table:table-cell table:formula="of:=([.A236]/86400)+DATE(2000;1;1)" office:value-type="date" office:date-value="2021-05-16T17:27:52" calcext:value-type="date">
            <text:p>16.05.2021 17:27:52</text:p>
          </table:table-cell>
        </table:table-row>
        <table:table-row table:style-name="ro1">
          <table:table-cell office:value-type="float" office:value="674501275" calcext:value-type="float">
            <text:p>674501275</text:p>
          </table:table-cell>
          <table:table-cell office:value-type="float" office:value="0" calcext:value-type="float">
            <text:p>0</text:p>
          </table:table-cell>
          <table:table-cell table:formula="of:=([.A237]/86400)+DATE(2000;1;1)" office:value-type="date" office:date-value="2021-05-16T17:27:55" calcext:value-type="date">
            <text:p>16.05.2021 17:27:55</text:p>
          </table:table-cell>
        </table:table-row>
        <table:table-row table:style-name="ro1">
          <table:table-cell office:value-type="float" office:value="674501278" calcext:value-type="float">
            <text:p>674501278</text:p>
          </table:table-cell>
          <table:table-cell office:value-type="float" office:value="0" calcext:value-type="float">
            <text:p>0</text:p>
          </table:table-cell>
          <table:table-cell table:formula="of:=([.A238]/86400)+DATE(2000;1;1)" office:value-type="date" office:date-value="2021-05-16T17:27:58" calcext:value-type="date">
            <text:p>16.05.2021 17:27:58</text:p>
          </table:table-cell>
        </table:table-row>
        <table:table-row table:style-name="ro1">
          <table:table-cell office:value-type="float" office:value="674501281" calcext:value-type="float">
            <text:p>674501281</text:p>
          </table:table-cell>
          <table:table-cell office:value-type="float" office:value="0" calcext:value-type="float">
            <text:p>0</text:p>
          </table:table-cell>
          <table:table-cell table:formula="of:=([.A239]/86400)+DATE(2000;1;1)" office:value-type="date" office:date-value="2021-05-16T17:28:01" calcext:value-type="date">
            <text:p>16.05.2021 17:28:01</text:p>
          </table:table-cell>
        </table:table-row>
        <table:table-row table:style-name="ro1">
          <table:table-cell office:value-type="float" office:value="674501284" calcext:value-type="float">
            <text:p>674501284</text:p>
          </table:table-cell>
          <table:table-cell office:value-type="float" office:value="0" calcext:value-type="float">
            <text:p>0</text:p>
          </table:table-cell>
          <table:table-cell table:formula="of:=([.A240]/86400)+DATE(2000;1;1)" office:value-type="date" office:date-value="2021-05-16T17:28:04" calcext:value-type="date">
            <text:p>16.05.2021 17:28:04</text:p>
          </table:table-cell>
        </table:table-row>
        <table:table-row table:style-name="ro1">
          <table:table-cell office:value-type="float" office:value="674501287" calcext:value-type="float">
            <text:p>674501287</text:p>
          </table:table-cell>
          <table:table-cell office:value-type="float" office:value="0" calcext:value-type="float">
            <text:p>0</text:p>
          </table:table-cell>
          <table:table-cell table:formula="of:=([.A241]/86400)+DATE(2000;1;1)" office:value-type="date" office:date-value="2021-05-16T17:28:07" calcext:value-type="date">
            <text:p>16.05.2021 17:28:07</text:p>
          </table:table-cell>
        </table:table-row>
        <table:table-row table:style-name="ro1">
          <table:table-cell office:value-type="float" office:value="674501290" calcext:value-type="float">
            <text:p>674501290</text:p>
          </table:table-cell>
          <table:table-cell office:value-type="float" office:value="0" calcext:value-type="float">
            <text:p>0</text:p>
          </table:table-cell>
          <table:table-cell table:formula="of:=([.A242]/86400)+DATE(2000;1;1)" office:value-type="date" office:date-value="2021-05-16T17:28:10" calcext:value-type="date">
            <text:p>16.05.2021 17:28:10</text:p>
          </table:table-cell>
        </table:table-row>
        <table:table-row table:style-name="ro1">
          <table:table-cell office:value-type="float" office:value="674501328" calcext:value-type="float">
            <text:p>674501328</text:p>
          </table:table-cell>
          <table:table-cell office:value-type="float" office:value="6" calcext:value-type="float">
            <text:p>6</text:p>
          </table:table-cell>
          <table:table-cell table:formula="of:=([.A243]/86400)+DATE(2000;1;1)" office:value-type="date" office:date-value="2021-05-16T17:28:48" calcext:value-type="date">
            <text:p>16.05.2021 17:28:48</text:p>
          </table:table-cell>
        </table:table-row>
        <table:table-row table:style-name="ro1">
          <table:table-cell office:value-type="float" office:value="674501331" calcext:value-type="float">
            <text:p>674501331</text:p>
          </table:table-cell>
          <table:table-cell office:value-type="float" office:value="5" calcext:value-type="float">
            <text:p>5</text:p>
          </table:table-cell>
          <table:table-cell table:formula="of:=([.A244]/86400)+DATE(2000;1;1)" office:value-type="date" office:date-value="2021-05-16T17:28:51" calcext:value-type="date">
            <text:p>16.05.2021 17:28:51</text:p>
          </table:table-cell>
        </table:table-row>
        <table:table-row table:style-name="ro1">
          <table:table-cell office:value-type="float" office:value="674501334" calcext:value-type="float">
            <text:p>674501334</text:p>
          </table:table-cell>
          <table:table-cell office:value-type="float" office:value="6" calcext:value-type="float">
            <text:p>6</text:p>
          </table:table-cell>
          <table:table-cell table:formula="of:=([.A245]/86400)+DATE(2000;1;1)" office:value-type="date" office:date-value="2021-05-16T17:28:54" calcext:value-type="date">
            <text:p>16.05.2021 17:28:54</text:p>
          </table:table-cell>
        </table:table-row>
        <table:table-row table:style-name="ro1">
          <table:table-cell office:value-type="float" office:value="674501337" calcext:value-type="float">
            <text:p>674501337</text:p>
          </table:table-cell>
          <table:table-cell office:value-type="float" office:value="110" calcext:value-type="float">
            <text:p>110</text:p>
          </table:table-cell>
          <table:table-cell table:formula="of:=([.A246]/86400)+DATE(2000;1;1)" office:value-type="date" office:date-value="2021-05-16T17:28:57" calcext:value-type="date">
            <text:p>16.05.2021 17:28:57</text:p>
          </table:table-cell>
        </table:table-row>
        <table:table-row table:style-name="ro1">
          <table:table-cell office:value-type="float" office:value="674501340" calcext:value-type="float">
            <text:p>674501340</text:p>
          </table:table-cell>
          <table:table-cell office:value-type="float" office:value="216" calcext:value-type="float">
            <text:p>216</text:p>
          </table:table-cell>
          <table:table-cell table:formula="of:=([.A247]/86400)+DATE(2000;1;1)" office:value-type="date" office:date-value="2021-05-16T17:29:00" calcext:value-type="date">
            <text:p>16.05.2021 17:29:00</text:p>
          </table:table-cell>
        </table:table-row>
        <table:table-row table:style-name="ro1">
          <table:table-cell office:value-type="float" office:value="674501343" calcext:value-type="float">
            <text:p>674501343</text:p>
          </table:table-cell>
          <table:table-cell office:value-type="float" office:value="320" calcext:value-type="float">
            <text:p>320</text:p>
          </table:table-cell>
          <table:table-cell table:formula="of:=([.A248]/86400)+DATE(2000;1;1)" office:value-type="date" office:date-value="2021-05-16T17:29:03" calcext:value-type="date">
            <text:p>16.05.2021 17:29:03</text:p>
          </table:table-cell>
        </table:table-row>
        <table:table-row table:style-name="ro1">
          <table:table-cell office:value-type="float" office:value="674501346" calcext:value-type="float">
            <text:p>674501346</text:p>
          </table:table-cell>
          <table:table-cell office:value-type="float" office:value="428" calcext:value-type="float">
            <text:p>428</text:p>
          </table:table-cell>
          <table:table-cell table:formula="of:=([.A249]/86400)+DATE(2000;1;1)" office:value-type="date" office:date-value="2021-05-16T17:29:06" calcext:value-type="date">
            <text:p>16.05.2021 17:29:06</text:p>
          </table:table-cell>
        </table:table-row>
        <table:table-row table:style-name="ro1">
          <table:table-cell office:value-type="float" office:value="674501349" calcext:value-type="float">
            <text:p>674501349</text:p>
          </table:table-cell>
          <table:table-cell office:value-type="float" office:value="531" calcext:value-type="float">
            <text:p>531</text:p>
          </table:table-cell>
          <table:table-cell table:formula="of:=([.A250]/86400)+DATE(2000;1;1)" office:value-type="date" office:date-value="2021-05-16T17:29:09" calcext:value-type="date">
            <text:p>16.05.2021 17:29:09</text:p>
          </table:table-cell>
        </table:table-row>
        <table:table-row table:style-name="ro1">
          <table:table-cell office:value-type="float" office:value="674501352" calcext:value-type="float">
            <text:p>674501352</text:p>
          </table:table-cell>
          <table:table-cell office:value-type="float" office:value="107" calcext:value-type="float">
            <text:p>107</text:p>
          </table:table-cell>
          <table:table-cell table:formula="of:=([.A251]/86400)+DATE(2000;1;1)" office:value-type="date" office:date-value="2021-05-16T17:29:12" calcext:value-type="date">
            <text:p>16.05.2021 17:29:12</text:p>
          </table:table-cell>
        </table:table-row>
        <table:table-row table:style-name="ro1">
          <table:table-cell office:value-type="float" office:value="674501355" calcext:value-type="float">
            <text:p>674501355</text:p>
          </table:table-cell>
          <table:table-cell office:value-type="float" office:value="7318" calcext:value-type="float">
            <text:p>7318</text:p>
          </table:table-cell>
          <table:table-cell table:formula="of:=([.A252]/86400)+DATE(2000;1;1)" office:value-type="date" office:date-value="2021-05-16T17:29:15" calcext:value-type="date">
            <text:p>16.05.2021 17:29:15</text:p>
          </table:table-cell>
        </table:table-row>
        <table:table-row table:style-name="ro1">
          <table:table-cell office:value-type="float" office:value="674501358" calcext:value-type="float">
            <text:p>674501358</text:p>
          </table:table-cell>
          <table:table-cell office:value-type="float" office:value="7343" calcext:value-type="float">
            <text:p>7343</text:p>
          </table:table-cell>
          <table:table-cell table:formula="of:=([.A253]/86400)+DATE(2000;1;1)" office:value-type="date" office:date-value="2021-05-16T17:29:18" calcext:value-type="date">
            <text:p>16.05.2021 17:29:18</text:p>
          </table:table-cell>
        </table:table-row>
        <table:table-row table:style-name="ro1">
          <table:table-cell office:value-type="float" office:value="674501361" calcext:value-type="float">
            <text:p>674501361</text:p>
          </table:table-cell>
          <table:table-cell office:value-type="float" office:value="13" calcext:value-type="float">
            <text:p>13</text:p>
          </table:table-cell>
          <table:table-cell table:formula="of:=([.A254]/86400)+DATE(2000;1;1)" office:value-type="date" office:date-value="2021-05-16T17:29:21" calcext:value-type="date">
            <text:p>16.05.2021 17:29:21</text:p>
          </table:table-cell>
        </table:table-row>
        <table:table-row table:style-name="ro1">
          <table:table-cell office:value-type="float" office:value="674501364" calcext:value-type="float">
            <text:p>674501364</text:p>
          </table:table-cell>
          <table:table-cell office:value-type="float" office:value="9383" calcext:value-type="float">
            <text:p>9383</text:p>
          </table:table-cell>
          <table:table-cell table:formula="of:=([.A255]/86400)+DATE(2000;1;1)" office:value-type="date" office:date-value="2021-05-16T17:29:24" calcext:value-type="date">
            <text:p>16.05.2021 17:29:24</text:p>
          </table:table-cell>
        </table:table-row>
        <table:table-row table:style-name="ro1">
          <table:table-cell office:value-type="float" office:value="674501367" calcext:value-type="float">
            <text:p>674501367</text:p>
          </table:table-cell>
          <table:table-cell office:value-type="float" office:value="9407" calcext:value-type="float">
            <text:p>9407</text:p>
          </table:table-cell>
          <table:table-cell table:formula="of:=([.A256]/86400)+DATE(2000;1;1)" office:value-type="date" office:date-value="2021-05-16T17:29:27" calcext:value-type="date">
            <text:p>16.05.2021 17:29:27</text:p>
          </table:table-cell>
        </table:table-row>
        <table:table-row table:style-name="ro1" table:number-rows-repeated="104831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>
        <table:shapes>
          <draw:frame draw:z-index="0" draw:style-name="gr1" draw:text-style-name="P1" svg:width="6.2988in" svg:height="3.5429in" svg:x="3.9638in" svg:y="1.8823in">
            <draw:object draw:notify-on-update-of-ranges="Sheet2.B1:Sheet2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/>
          <table:table-cell office:value-type="float" office:value="2084" calcext:value-type="float">
            <text:p>2084</text:p>
          </table:table-cell>
        </table:table-row>
        <table:table-row table:style-name="ro1">
          <table:table-cell/>
          <table:table-cell office:value-type="float" office:value="4312" calcext:value-type="float">
            <text:p>4312</text:p>
          </table:table-cell>
        </table:table-row>
        <table:table-row table:style-name="ro1">
          <table:table-cell/>
          <table:table-cell office:value-type="float" office:value="6570" calcext:value-type="float">
            <text:p>6570</text:p>
          </table:table-cell>
        </table:table-row>
        <table:table-row table:style-name="ro1">
          <table:table-cell/>
          <table:table-cell office:value-type="float" office:value="8773" calcext:value-type="float">
            <text:p>8773</text:p>
          </table:table-cell>
        </table:table-row>
        <table:table-row table:style-name="ro1">
          <table:table-cell/>
          <table:table-cell office:value-type="float" office:value="10975" calcext:value-type="float">
            <text:p>10975</text:p>
          </table:table-cell>
        </table:table-row>
        <table:table-row table:style-name="ro1">
          <table:table-cell/>
          <table:table-cell office:value-type="float" office:value="112125" calcext:value-type="float">
            <text:p>112125</text:p>
          </table:table-cell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6T14:00:48.616639538</meta:creation-date>
    <dc:date>2021-05-18T10:10:10.383885523</dc:date>
    <meta:editing-duration>P1DT14H41M30S</meta:editing-duration>
    <meta:editing-cycles>2</meta:editing-cycles>
    <meta:generator>LibreOffice/7.0.5.2$Linux_X86_64 LibreOffice_project/00$Build-2</meta:generator>
    <meta:document-statistic meta:table-count="2" meta:cell-count="77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2.B1:Sheet2.B7" svg:x="0.32cm" svg:y="0.18cm" svg:width="12.508cm" svg:height="8.64cm">
          <chart:coordinate-region svg:x="1.497cm" svg:y="0.379cm" svg:width="11.05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1:Sheet2.B7" chart:class="chart:line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84">
                <text:p>2084</text:p>
                <draw:g>
                  <svg:desc>Sheet2.B1:Sheet2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12">
                <text:p>43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70">
                <text:p>65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773">
                <text:p>87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975">
                <text:p>109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2125">
                <text:p>112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